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8.632cm"/>
    </style:style>
    <style:style style:name="co4" style:family="table-column">
      <style:table-column-properties fo:break-before="auto" style:column-width="0.764cm"/>
    </style:style>
    <style:style style:name="co5" style:family="table-column">
      <style:table-column-properties fo:break-before="auto" style:column-width="4.4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.353cm"/>
      <style:text-properties style:font-name="Liberation Mono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.353cm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.353cm"/>
      <style:text-properties style:font-name="Liberation Mono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style:font-name="Liberation Mono" fo:font-style="italic" style:font-style-asian="italic" style:font-style-complex="italic"/>
    </style:style>
    <style:style style:name="ce15" style:family="table-cell" style:parent-style-name="Default">
      <style:table-cell-properties fo:background-color="#ffffa6" style:text-align-source="value-type" style:repeat-content="false" fo:border="0.06pt solid #000000"/>
      <style:paragraph-properties fo:margin-left="0cm"/>
      <style:text-properties style:font-name="Liberation Mono" fo:font-style="italic" style:font-style-asian="italic" style:font-style-complex="italic"/>
    </style:style>
    <style:style style:name="ce20" style:family="table-cell" style:parent-style-name="Default">
      <style:table-cell-properties fo:background-color="#ffffa6" fo:border="0.06pt solid #000000"/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afeeee" fo:border="0.06pt solid #000000"/>
      <style:text-properties fo:color="#a9a9a9" style:font-name="Liberation Mono"/>
    </style:style>
    <style:style style:name="ce14" style:family="table-cell" style:parent-style-name="Default">
      <style:table-cell-properties fo:background-color="#afeeee" fo:border="0.06pt solid #000000"/>
      <style:text-properties style:font-name="Liberation Mono"/>
    </style:style>
    <style:style style:name="ce6" style:family="table-cell" style:parent-style-name="Default">
      <style:table-cell-properties fo:background-color="#dee6ef" fo:border="0.06pt solid #000000"/>
      <style:text-properties style:font-name="Liberation Mono"/>
    </style:style>
    <style:style style:name="ce7" style:family="table-cell" style:parent-style-name="Default">
      <style:table-cell-properties fo:background-color="#ffd8ce" fo:border="0.06pt solid #000000"/>
      <style:text-properties style:font-name="Liberation Mono"/>
    </style:style>
    <style:style style:name="ce17" style:family="table-cell" style:parent-style-name="Default">
      <style:table-cell-properties fo:background-color="#b0e0e6"/>
      <style:text-properties style:font-name="Liberation Mono"/>
    </style:style>
    <style:style style:name="ce18" style:family="table-cell" style:parent-style-name="Default">
      <style:table-cell-properties fo:background-color="#b0e0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14"/>
        <table:table-column table:style-name="co5" table:default-cell-style-name="ce6"/>
        <table:table-column table:style-name="co5" table:default-cell-style-name="ce7"/>
        <table:table-column table:style-name="co5" table:default-cell-style-name="ce18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Line #</text:p>
          </table:table-cell>
          <table:table-cell table:style-name="ce8" office:value-type="string" calcext:value-type="string">
            <text:p>PAL frame</text:p>
          </table:table-cell>
          <table:table-cell table:style-name="ce8" office:value-type="string" calcext:value-type="string">
            <text:p>scene name</text:p>
          </table:table-cell>
          <table:table-cell table:style-name="ce16" office:value-type="string" calcext:value-type="string">
            <text:p>scene comment</text:p>
          </table:table-cell>
          <table:table-cell table:style-name="ce1" office:value-type="string" calcext:value-type="string">
            <text:p>const id</text:p>
          </table:table-cell>
          <table:table-cell table:style-name="ce1" office:value-type="string" calcext:value-type="string">
            <text:p>; demo_sync.a80</text:p>
          </table:table-cell>
          <table:table-cell table:style-name="ce1" office:value-type="string" calcext:value-type="string">
            <text:p>scene_file – macro</text:p>
          </table:table-cell>
          <table:table-cell table:style-name="ce1" office:value-type="string" calcext:value-type="string">
            <text:p>scene_file – exl</text:p>
          </table:table-cell>
          <table:table-cell table:number-columns-repeated="8"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calstat</text:p>
          </table:table-cell>
          <table:table-cell office:value-type="string" calcext:value-type="string">
            <text:p>Title appears</text:p>
          </table:table-cell>
          <table:table-cell table:style-name="ce13" table:formula="of:=&quot;syncid_&quot;&amp;(DEC2HEX([.A2];3))" office:value-type="string" office:string-value="syncid_1EA" calcext:value-type="string">
            <text:p>syncid_1EA</text:p>
          </table:table-cell>
          <table:table-cell table:formula="of:=[.E2]&amp;&quot;: = &quot;&amp;[.B2]*1&amp;REPT(&quot; &quot;;16-LEN([.B2]))&amp;&quot;;&quot;&amp;[.D2]" office:value-type="string" office:string-value="syncid_1EA: = 1143            ;Title appears" calcext:value-type="string">
            <text:p>syncid_1EA: = 1143 <text:s text:c="11"/>;Title appears</text:p>
          </table:table-cell>
          <table:table-cell table:formula="of:=REPT(&quot; &quot;;10)&amp;&quot;WaitF  &quot;&amp;[.E2]&amp;REPT(&quot; &quot;;16)&amp;&quot;;&quot;&amp;[.D2]" office:value-type="string" office:string-value="          WaitF  syncid_1EA                ;Title appears" calcext:value-type="string">
            <text:p><text:s text:c="10"/>WaitF <text:s/>syncid_1EA <text:s text:c="15"/>;Title appears</text:p>
          </table:table-cell>
          <table:table-cell table:style-name="ce17" table:formula="of:=REPT(&quot; &quot;;10)&amp;&quot;runAtFrame   , &quot;&amp;[.E2]&amp;REPT(&quot; &quot;;16)&amp;&quot;;&quot;&amp;[.D2]" office:value-type="string" office:string-value="          runAtFrame   , syncid_1EA                ;Title appears" calcext:value-type="string">
            <text:p><text:s text:c="10"/>runAtFrame <text:s text:c="2"/>, syncid_1EA <text:s text:c="15"/>;Title appears</text:p>
          </table:table-cell>
          <table:table-cell table:number-columns-repeated="8"/>
          <table:table-cell table:style-name="ce2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calstat</text:p>
          </table:table-cell>
          <table:table-cell office:value-type="string" calcext:value-type="string">
            <text:p>Scene appear – Alien station planting life</text:p>
          </table:table-cell>
          <table:table-cell table:style-name="ce13" table:formula="of:=&quot;syncid_&quot;&amp;(DEC2HEX([.A3];3))" office:value-type="string" office:string-value="syncid_00A" calcext:value-type="string">
            <text:p>syncid_00A</text:p>
          </table:table-cell>
          <table:table-cell table:formula="of:=[.E3]&amp;&quot;: = &quot;&amp;[.B3]&amp;REPT(&quot; &quot;;16-LEN([.B3]))&amp;&quot;;&quot;&amp;[.D3]" office:value-type="string" office:string-value="syncid_00A: = 1518            ;Scene appear – Alien station planting life" calcext:value-type="string">
            <text:p>syncid_00A: = 1518 <text:s text:c="11"/>;Scene appear – Alien station planting life</text:p>
          </table:table-cell>
          <table:table-cell table:formula="of:=REPT(&quot; &quot;;10)&amp;&quot;WaitF  &quot;&amp;[.E3]&amp;REPT(&quot; &quot;;16)&amp;&quot;;&quot;&amp;[.D3]" office:value-type="string" office:string-value="          WaitF  syncid_00A                ;Scene appear – Alien station planting life" calcext:value-type="string">
            <text:p><text:s text:c="10"/>WaitF <text:s/>syncid_00A <text:s text:c="15"/>;Scene appear – Alien station planting life</text:p>
          </table:table-cell>
          <table:table-cell table:style-name="ce17" table:formula="of:=REPT(&quot; &quot;;10)&amp;&quot;runAtFrame   , &quot;&amp;[.E3]&amp;REPT(&quot; &quot;;16)&amp;&quot;;&quot;&amp;[.D3]" office:value-type="string" office:string-value="          runAtFrame   , syncid_00A                ;Scene appear – Alien station planting life" calcext:value-type="string">
            <text:p><text:s text:c="10"/>runAtFrame <text:s text:c="2"/>, syncid_00A <text:s text:c="15"/>;Scene appear – Alien station planting life</text:p>
          </table:table-cell>
          <table:table-cell table:number-columns-repeated="8"/>
          <table:table-cell table:style-name="ce2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calstat</text:p>
          </table:table-cell>
          <table:table-cell office:value-type="string" calcext:value-type="string">
            <text:p>Space station enter screen</text:p>
          </table:table-cell>
          <table:table-cell table:style-name="ce13" table:formula="of:=&quot;syncid_&quot;&amp;(DEC2HEX([.A4];3))" office:value-type="string" office:string-value="syncid_014" calcext:value-type="string">
            <text:p>syncid_014</text:p>
          </table:table-cell>
          <table:table-cell table:formula="of:=[.E4]&amp;&quot;: = &quot;&amp;[.B4]&amp;REPT(&quot; &quot;;16-LEN([.B4]))&amp;&quot;;&quot;&amp;[.D4]" office:value-type="string" office:string-value="syncid_014: = 1518            ;Space station enter screen" calcext:value-type="string">
            <text:p>syncid_014: = 1518 <text:s text:c="11"/>;Space station enter screen</text:p>
          </table:table-cell>
          <table:table-cell table:formula="of:=REPT(&quot; &quot;;10)&amp;&quot;WaitF  &quot;&amp;[.E4]&amp;REPT(&quot; &quot;;16)&amp;&quot;;&quot;&amp;[.D4]" office:value-type="string" office:string-value="          WaitF  syncid_014                ;Space station enter screen" calcext:value-type="string">
            <text:p><text:s text:c="10"/>WaitF <text:s/>syncid_014 <text:s text:c="15"/>;Space station enter screen</text:p>
          </table:table-cell>
          <table:table-cell table:style-name="ce17" table:formula="of:=REPT(&quot; &quot;;10)&amp;&quot;runAtFrame   , &quot;&amp;[.E4]&amp;REPT(&quot; &quot;;16)&amp;&quot;;&quot;&amp;[.D4]" office:value-type="string" office:string-value="          runAtFrame   , syncid_014                ;Space station enter screen" calcext:value-type="string">
            <text:p><text:s text:c="10"/>runAtFrame <text:s text:c="2"/>, syncid_014 <text:s text:c="15"/>;Space station enter screen</text:p>
          </table:table-cell>
          <table:table-cell table:number-columns-repeated="8"/>
          <table:table-cell table:style-name="ce2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calstat</text:p>
          </table:table-cell>
          <table:table-cell office:value-type="string" calcext:value-type="string">
            <text:p>Station module disconnects</text:p>
          </table:table-cell>
          <table:table-cell table:style-name="ce13" table:formula="of:=&quot;syncid_&quot;&amp;(DEC2HEX([.A5];3))" office:value-type="string" office:string-value="syncid_01E" calcext:value-type="string">
            <text:p>syncid_01E</text:p>
          </table:table-cell>
          <table:table-cell table:formula="of:=[.E5]&amp;&quot;: = &quot;&amp;[.B5]&amp;REPT(&quot; &quot;;16-LEN([.B5]))&amp;&quot;;&quot;&amp;[.D5]" office:value-type="string" office:string-value="syncid_01E: = 1902            ;Station module disconnects" calcext:value-type="string">
            <text:p>syncid_01E: = 1902 <text:s text:c="11"/>;Station module disconnects</text:p>
          </table:table-cell>
          <table:table-cell table:formula="of:=REPT(&quot; &quot;;10)&amp;&quot;WaitF  &quot;&amp;[.E5]&amp;REPT(&quot; &quot;;16)&amp;&quot;;&quot;&amp;[.D5]" office:value-type="string" office:string-value="          WaitF  syncid_01E                ;Station module disconnects" calcext:value-type="string">
            <text:p><text:s text:c="10"/>WaitF <text:s/>syncid_01E <text:s text:c="15"/>;Station module disconnects</text:p>
          </table:table-cell>
          <table:table-cell table:style-name="ce17" table:formula="of:=REPT(&quot; &quot;;10)&amp;&quot;runAtFrame   , &quot;&amp;[.E5]&amp;REPT(&quot; &quot;;16)&amp;&quot;;&quot;&amp;[.D5]" office:value-type="string" office:string-value="          runAtFrame   , syncid_01E                ;Station module disconnects" calcext:value-type="string">
            <text:p><text:s text:c="10"/>runAtFrame <text:s text:c="2"/>, syncid_01E <text:s text:c="15"/>;Station module disconnects</text:p>
          </table:table-cell>
          <table:table-cell table:number-columns-repeated="8"/>
          <table:table-cell table:style-name="ce2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calpam2</text:p>
          </table:table-cell>
          <table:table-cell office:value-type="string" calcext:value-type="string">
            <text:p>Calpamos planet appears</text:p>
          </table:table-cell>
          <table:table-cell table:style-name="ce13" table:formula="of:=&quot;syncid_&quot;&amp;(DEC2HEX([.A6];3))" office:value-type="string" office:string-value="syncid_028" calcext:value-type="string">
            <text:p>syncid_028</text:p>
          </table:table-cell>
          <table:table-cell table:formula="of:=[.E6]&amp;&quot;: = &quot;&amp;[.B6]&amp;REPT(&quot; &quot;;16-LEN([.B6]))&amp;&quot;;&quot;&amp;[.D6]" office:value-type="string" office:string-value="syncid_028: = 2332            ;Calpamos planet appears" calcext:value-type="string">
            <text:p>syncid_028: = 2332 <text:s text:c="11"/>;Calpamos planet appears</text:p>
          </table:table-cell>
          <table:table-cell table:formula="of:=REPT(&quot; &quot;;10)&amp;&quot;WaitF  &quot;&amp;[.E6]&amp;REPT(&quot; &quot;;16)&amp;&quot;;&quot;&amp;[.D6]" office:value-type="string" office:string-value="          WaitF  syncid_028                ;Calpamos planet appears" calcext:value-type="string">
            <text:p><text:s text:c="10"/>WaitF <text:s/>syncid_028 <text:s text:c="15"/>;Calpamos planet appears</text:p>
          </table:table-cell>
          <table:table-cell table:style-name="ce17" table:formula="of:=REPT(&quot; &quot;;10)&amp;&quot;runAtFrame   , &quot;&amp;[.E6]&amp;REPT(&quot; &quot;;16)&amp;&quot;;&quot;&amp;[.D6]" office:value-type="string" office:string-value="          runAtFrame   , syncid_028                ;Calpamos planet appears" calcext:value-type="string">
            <text:p><text:s text:c="10"/>runAtFrame <text:s text:c="2"/>, syncid_028 <text:s text:c="15"/>;Calpamos planet appears</text:p>
          </table:table-cell>
          <table:table-cell table:number-columns-repeated="8"/>
          <table:table-cell table:style-name="ce2"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Landing scene red planet</text:p>
          </table:table-cell>
          <table:table-cell table:style-name="ce13" table:formula="of:=&quot;syncid_&quot;&amp;(DEC2HEX([.A7];3))" office:value-type="string" office:string-value="syncid_032" calcext:value-type="string">
            <text:p>syncid_032</text:p>
          </table:table-cell>
          <table:table-cell table:formula="of:=[.E7]&amp;&quot;: = &quot;&amp;[.B7]&amp;REPT(&quot; &quot;;16-LEN([.B7]))&amp;&quot;;&quot;&amp;[.D7]" office:value-type="string" office:string-value="syncid_032: = 4366            ;Landing scene red planet" calcext:value-type="string">
            <text:p>syncid_032: = 4366 <text:s text:c="11"/>;Landing scene red planet</text:p>
          </table:table-cell>
          <table:table-cell table:formula="of:=REPT(&quot; &quot;;10)&amp;&quot;WaitF  &quot;&amp;[.E7]&amp;REPT(&quot; &quot;;16)&amp;&quot;;&quot;&amp;[.D7]" office:value-type="string" office:string-value="          WaitF  syncid_032                ;Landing scene red planet" calcext:value-type="string">
            <text:p><text:s text:c="10"/>WaitF <text:s/>syncid_032 <text:s text:c="15"/>;Landing scene red planet</text:p>
          </table:table-cell>
          <table:table-cell table:style-name="ce17" table:formula="of:=REPT(&quot; &quot;;10)&amp;&quot;runAtFrame   , &quot;&amp;[.E7]&amp;REPT(&quot; &quot;;16)&amp;&quot;;&quot;&amp;[.D7]" office:value-type="string" office:string-value="          runAtFrame   , syncid_032                ;Landing scene red planet" calcext:value-type="string">
            <text:p><text:s text:c="10"/>runAtFrame <text:s text:c="2"/>, syncid_032 <text:s text:c="15"/>;Landing scene red planet</text:p>
          </table:table-cell>
          <table:table-cell table:number-columns-repeated="8"/>
          <table:table-cell table:style-name="ce2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78" calcext:value-type="float">
            <text:p>4878</text:p>
          </table:table-cell>
          <table:table-cell office:value-type="string" calcext:value-type="string">
            <text:p>tunel</text:p>
          </table:table-cell>
          <table:table-cell office:value-type="string" calcext:value-type="string">
            <text:p>Landing tunel</text:p>
          </table:table-cell>
          <table:table-cell table:style-name="ce13" table:formula="of:=&quot;syncid_&quot;&amp;(DEC2HEX([.A8];3))" office:value-type="string" office:string-value="syncid_046" calcext:value-type="string">
            <text:p>syncid_046</text:p>
          </table:table-cell>
          <table:table-cell table:formula="of:=[.E8]&amp;&quot;: = &quot;&amp;[.B8]&amp;REPT(&quot; &quot;;16-LEN([.B8]))&amp;&quot;;&quot;&amp;[.D8]" office:value-type="string" office:string-value="syncid_046: = 4878            ;Landing tunel" calcext:value-type="string">
            <text:p>syncid_046: = 4878 <text:s text:c="11"/>;Landing tunel</text:p>
          </table:table-cell>
          <table:table-cell table:formula="of:=REPT(&quot; &quot;;10)&amp;&quot;WaitF  &quot;&amp;[.E8]&amp;REPT(&quot; &quot;;16)&amp;&quot;;&quot;&amp;[.D8]" office:value-type="string" office:string-value="          WaitF  syncid_046                ;Landing tunel" calcext:value-type="string">
            <text:p><text:s text:c="10"/>WaitF <text:s/>syncid_046 <text:s text:c="15"/>;Landing tunel</text:p>
          </table:table-cell>
          <table:table-cell table:style-name="ce17" table:formula="of:=REPT(&quot; &quot;;10)&amp;&quot;runAtFrame   , &quot;&amp;[.E8]&amp;REPT(&quot; &quot;;16)&amp;&quot;;&quot;&amp;[.D8]" office:value-type="string" office:string-value="          runAtFrame   , syncid_046                ;Landing tunel" calcext:value-type="string">
            <text:p><text:s text:c="10"/>runAtFrame <text:s text:c="2"/>, syncid_046 <text:s text:c="15"/>;Landing tunel</text:p>
          </table:table-cell>
          <table:table-cell table:number-columns-repeated="8"/>
          <table:table-cell table:style-name="ce2"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tunel</text:p>
          </table:table-cell>
          <table:table-cell office:value-type="string" calcext:value-type="string">
            <text:p>Landing tunel engines</text:p>
          </table:table-cell>
          <table:table-cell table:style-name="ce13" table:formula="of:=&quot;syncid_&quot;&amp;(DEC2HEX([.A9];3))" office:value-type="string" office:string-value="syncid_082" calcext:value-type="string">
            <text:p>syncid_082</text:p>
          </table:table-cell>
          <table:table-cell table:formula="of:=[.E9]&amp;&quot;: = &quot;&amp;[.B9]&amp;REPT(&quot; &quot;;16-LEN([.B9]))&amp;&quot;;&quot;&amp;[.D9]" office:value-type="string" office:string-value="syncid_082: = 5006            ;Landing tunel engines" calcext:value-type="string">
            <text:p>syncid_082: = 5006 <text:s text:c="11"/>;Landing tunel engines</text:p>
          </table:table-cell>
          <table:table-cell table:formula="of:=REPT(&quot; &quot;;10)&amp;&quot;WaitF  &quot;&amp;[.E9]&amp;REPT(&quot; &quot;;16)&amp;&quot;;&quot;&amp;[.D9]" office:value-type="string" office:string-value="          WaitF  syncid_082                ;Landing tunel engines" calcext:value-type="string">
            <text:p><text:s text:c="10"/>WaitF <text:s/>syncid_082 <text:s text:c="15"/>;Landing tunel engines</text:p>
          </table:table-cell>
          <table:table-cell table:style-name="ce17" table:formula="of:=REPT(&quot; &quot;;10)&amp;&quot;runAtFrame   , &quot;&amp;[.E9]&amp;REPT(&quot; &quot;;16)&amp;&quot;;&quot;&amp;[.D9]" office:value-type="string" office:string-value="          runAtFrame   , syncid_082                ;Landing tunel engines" calcext:value-type="string">
            <text:p><text:s text:c="10"/>runAtFrame <text:s text:c="2"/>, syncid_082 <text:s text:c="15"/>;Landing tunel engines</text:p>
          </table:table-cell>
          <table:table-cell table:number-columns-repeated="8"/>
          <table:table-cell table:style-name="ce2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pyrtop</text:p>
          </table:table-cell>
          <table:table-cell office:value-type="string" calcext:value-type="string">
            <text:p>Computer</text:p>
          </table:table-cell>
          <table:table-cell table:style-name="ce13" table:formula="of:=&quot;syncid_&quot;&amp;(DEC2HEX([.A10];3))" office:value-type="string" office:string-value="syncid_050" calcext:value-type="string">
            <text:p>syncid_050</text:p>
          </table:table-cell>
          <table:table-cell table:formula="of:=[.E10]&amp;&quot;: = &quot;&amp;[.B10]&amp;REPT(&quot; &quot;;16-LEN([.B10]))&amp;&quot;;&quot;&amp;[.D10]" office:value-type="string" office:string-value="syncid_050: = 5390            ;Computer" calcext:value-type="string">
            <text:p>syncid_050: = 5390 <text:s text:c="11"/>;Computer</text:p>
          </table:table-cell>
          <table:table-cell table:formula="of:=REPT(&quot; &quot;;10)&amp;&quot;WaitF  &quot;&amp;[.E10]&amp;REPT(&quot; &quot;;16)&amp;&quot;;&quot;&amp;[.D10]" office:value-type="string" office:string-value="          WaitF  syncid_050                ;Computer" calcext:value-type="string">
            <text:p><text:s text:c="10"/>WaitF <text:s/>syncid_050 <text:s text:c="15"/>;Computer</text:p>
          </table:table-cell>
          <table:table-cell table:style-name="ce17" table:formula="of:=REPT(&quot; &quot;;10)&amp;&quot;runAtFrame   , &quot;&amp;[.E10]&amp;REPT(&quot; &quot;;16)&amp;&quot;;&quot;&amp;[.D10]" office:value-type="string" office:string-value="          runAtFrame   , syncid_050                ;Computer" calcext:value-type="string">
            <text:p><text:s text:c="10"/>runAtFrame <text:s text:c="2"/>, syncid_050 <text:s text:c="15"/>;Computer</text:p>
          </table:table-cell>
          <table:table-cell table:number-columns-repeated="8"/>
          <table:table-cell table:style-name="ce2"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pyrtop</text:p>
          </table:table-cell>
          <table:table-cell office:value-type="string" calcext:value-type="string">
            <text:p>Computer draws text, just delay</text:p>
          </table:table-cell>
          <table:table-cell table:style-name="ce13" table:formula="of:=&quot;syncid_&quot;&amp;(DEC2HEX([.A11];3))" office:value-type="string" office:string-value="syncid_1C2" calcext:value-type="string">
            <text:p>syncid_1C2</text:p>
          </table:table-cell>
          <table:table-cell table:formula="of:=[.E11]&amp;&quot;: = &quot;&amp;[.B11]*1&amp;REPT(&quot; &quot;;16-LEN([.B11]))&amp;&quot;;&quot;&amp;[.D11]" office:value-type="string" office:string-value="syncid_1C2: = 5446            ;Computer draws text, just delay" calcext:value-type="string">
            <text:p>syncid_1C2: = 5446 <text:s text:c="11"/>;Computer draws text, just delay</text:p>
          </table:table-cell>
          <table:table-cell table:formula="of:=REPT(&quot; &quot;;10)&amp;&quot;WaitF  &quot;&amp;[.E11]&amp;REPT(&quot; &quot;;16)&amp;&quot;;&quot;&amp;[.D11]" office:value-type="string" office:string-value="          WaitF  syncid_1C2                ;Computer draws text, just delay" calcext:value-type="string">
            <text:p><text:s text:c="10"/>WaitF <text:s/>syncid_1C2 <text:s text:c="15"/>;Computer draws text, just delay</text:p>
          </table:table-cell>
          <table:table-cell table:style-name="ce17" table:formula="of:=REPT(&quot; &quot;;10)&amp;&quot;runAtFrame   , &quot;&amp;[.E11]&amp;REPT(&quot; &quot;;16)&amp;&quot;;&quot;&amp;[.D11]" office:value-type="string" office:string-value="          runAtFrame   , syncid_1C2                ;Computer draws text, just delay" calcext:value-type="string">
            <text:p><text:s text:c="10"/>runAtFrame <text:s text:c="2"/>, syncid_1C2 <text:s text:c="15"/>;Computer draws text, just delay</text:p>
          </table:table-cell>
          <table:table-cell table:number-columns-repeated="8"/>
          <table:table-cell table:style-name="ce2"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yrtp2</text:p>
          </table:table-cell>
          <table:table-cell office:value-type="string" calcext:value-type="string">
            <text:p>Blinking screen test</text:p>
          </table:table-cell>
          <table:table-cell table:style-name="ce13" table:formula="of:=&quot;syncid_&quot;&amp;(DEC2HEX([.A12];3))" office:value-type="string" office:string-value="syncid_10E" calcext:value-type="string">
            <text:p>syncid_10E</text:p>
          </table:table-cell>
          <table:table-cell table:formula="of:=[.E12]&amp;&quot;: = &quot;&amp;[.B12]&amp;REPT(&quot; &quot;;16-LEN([.B12]))&amp;&quot;;&quot;&amp;[.D12]" office:value-type="string" office:string-value="syncid_10E: = 6350            ;Blinking screen test" calcext:value-type="string">
            <text:p>syncid_10E: = 6350 <text:s text:c="11"/>;Blinking screen test</text:p>
          </table:table-cell>
          <table:table-cell table:formula="of:=REPT(&quot; &quot;;10)&amp;&quot;WaitF  &quot;&amp;[.E12]&amp;REPT(&quot; &quot;;16)&amp;&quot;;&quot;&amp;[.D12]" office:value-type="string" office:string-value="          WaitF  syncid_10E                ;Blinking screen test" calcext:value-type="string">
            <text:p><text:s text:c="10"/>WaitF <text:s/>syncid_10E <text:s text:c="15"/>;Blinking screen test</text:p>
          </table:table-cell>
          <table:table-cell table:style-name="ce17" table:formula="of:=REPT(&quot; &quot;;10)&amp;&quot;runAtFrame   , &quot;&amp;[.E12]&amp;REPT(&quot; &quot;;16)&amp;&quot;;&quot;&amp;[.D12]" office:value-type="string" office:string-value="          runAtFrame   , syncid_10E                ;Blinking screen test" calcext:value-type="string">
            <text:p><text:s text:c="10"/>runAtFrame <text:s text:c="2"/>, syncid_10E <text:s text:c="15"/>;Blinking screen test</text:p>
          </table:table-cell>
          <table:table-cell table:number-columns-repeated="8"/>
          <table:table-cell table:style-name="ce2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72" calcext:value-type="float">
            <text:p>6672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Craters and pyramids on horizont</text:p>
          </table:table-cell>
          <table:table-cell table:style-name="ce13" table:formula="of:=&quot;syncid_&quot;&amp;(DEC2HEX([.A13];3))" office:value-type="string" office:string-value="syncid_096" calcext:value-type="string">
            <text:p>syncid_096</text:p>
          </table:table-cell>
          <table:table-cell table:formula="of:=[.E13]&amp;&quot;: = &quot;&amp;[.B13]&amp;REPT(&quot; &quot;;16-LEN([.B13]))&amp;&quot;;&quot;&amp;[.D13]" office:value-type="string" office:string-value="syncid_096: = 6672            ;Craters and pyramids on horizont" calcext:value-type="string">
            <text:p>syncid_096: = 6672 <text:s text:c="11"/>;Craters and pyramids on horizont</text:p>
          </table:table-cell>
          <table:table-cell table:formula="of:=REPT(&quot; &quot;;10)&amp;&quot;WaitF  &quot;&amp;[.E13]&amp;REPT(&quot; &quot;;16)&amp;&quot;;&quot;&amp;[.D13]" office:value-type="string" office:string-value="          WaitF  syncid_096                ;Craters and pyramids on horizont" calcext:value-type="string">
            <text:p><text:s text:c="10"/>WaitF <text:s/>syncid_096 <text:s text:c="15"/>;Craters and pyramids on horizont</text:p>
          </table:table-cell>
          <table:table-cell table:style-name="ce17" table:formula="of:=REPT(&quot; &quot;;10)&amp;&quot;runAtFrame   , &quot;&amp;[.E13]&amp;REPT(&quot; &quot;;16)&amp;&quot;;&quot;&amp;[.D13]" office:value-type="string" office:string-value="          runAtFrame   , syncid_096                ;Craters and pyramids on horizont" calcext:value-type="string">
            <text:p><text:s text:c="10"/>runAtFrame <text:s text:c="2"/>, syncid_096 <text:s text:c="15"/>;Craters and pyramids on horizont</text:p>
          </table:table-cell>
          <table:table-cell table:number-columns-repeated="8"/>
          <table:table-cell table:style-name="ce2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458" calcext:value-type="float">
            <text:p>7458</text:p>
          </table:table-cell>
          <table:table-cell office:value-type="string" calcext:value-type="string">
            <text:p>city1</text:p>
          </table:table-cell>
          <table:table-cell office:value-type="string" calcext:value-type="string">
            <text:p>Pyramid side view</text:p>
          </table:table-cell>
          <table:table-cell table:style-name="ce13" table:formula="of:=&quot;syncid_&quot;&amp;(DEC2HEX([.A14];3))" office:value-type="string" office:string-value="syncid_0A0" calcext:value-type="string">
            <text:p>syncid_0A0</text:p>
          </table:table-cell>
          <table:table-cell table:formula="of:=[.E14]&amp;&quot;: = &quot;&amp;[.B14]&amp;REPT(&quot; &quot;;16-LEN([.B14]))&amp;&quot;;&quot;&amp;[.D14]" office:value-type="string" office:string-value="syncid_0A0: = 7458            ;Pyramid side view" calcext:value-type="string">
            <text:p>syncid_0A0: = 7458 <text:s text:c="11"/>;Pyramid side view</text:p>
          </table:table-cell>
          <table:table-cell table:formula="of:=REPT(&quot; &quot;;10)&amp;&quot;WaitF  &quot;&amp;[.E14]&amp;REPT(&quot; &quot;;16)&amp;&quot;;&quot;&amp;[.D14]" office:value-type="string" office:string-value="          WaitF  syncid_0A0                ;Pyramid side view" calcext:value-type="string">
            <text:p><text:s text:c="10"/>WaitF <text:s/>syncid_0A0 <text:s text:c="15"/>;Pyramid side view</text:p>
          </table:table-cell>
          <table:table-cell table:style-name="ce17" table:formula="of:=REPT(&quot; &quot;;10)&amp;&quot;runAtFrame   , &quot;&amp;[.E14]&amp;REPT(&quot; &quot;;16)&amp;&quot;;&quot;&amp;[.D14]" office:value-type="string" office:string-value="          runAtFrame   , syncid_0A0                ;Pyramid side view" calcext:value-type="string">
            <text:p><text:s text:c="10"/>runAtFrame <text:s text:c="2"/>, syncid_0A0 <text:s text:c="15"/>;Pyramid side view</text:p>
          </table:table-cell>
          <table:table-cell table:number-columns-repeated="8"/>
          <table:table-cell table:style-name="ce2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12" calcext:value-type="float">
            <text:p>8612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Explorer entry</text:p>
          </table:table-cell>
          <table:table-cell table:style-name="ce13" table:formula="of:=&quot;syncid_&quot;&amp;(DEC2HEX([.A15];3))" office:value-type="string" office:string-value="syncid_06E" calcext:value-type="string">
            <text:p>syncid_06E</text:p>
          </table:table-cell>
          <table:table-cell table:formula="of:=[.E15]&amp;&quot;: = &quot;&amp;[.B15]&amp;REPT(&quot; &quot;;16-LEN([.B15]))&amp;&quot;;&quot;&amp;[.D15]" office:value-type="string" office:string-value="syncid_06E: = 8612            ;Explorer entry" calcext:value-type="string">
            <text:p>syncid_06E: = 8612 <text:s text:c="11"/>;Explorer entry</text:p>
          </table:table-cell>
          <table:table-cell table:formula="of:=REPT(&quot; &quot;;10)&amp;&quot;WaitF  &quot;&amp;[.E15]&amp;REPT(&quot; &quot;;16)&amp;&quot;;&quot;&amp;[.D15]" office:value-type="string" office:string-value="          WaitF  syncid_06E                ;Explorer entry" calcext:value-type="string">
            <text:p><text:s text:c="10"/>WaitF <text:s/>syncid_06E <text:s text:c="15"/>;Explorer entry</text:p>
          </table:table-cell>
          <table:table-cell table:style-name="ce17" table:formula="of:=REPT(&quot; &quot;;10)&amp;&quot;runAtFrame   , &quot;&amp;[.E15]&amp;REPT(&quot; &quot;;16)&amp;&quot;;&quot;&amp;[.D15]" office:value-type="string" office:string-value="          runAtFrame   , syncid_06E                ;Explorer entry" calcext:value-type="string">
            <text:p><text:s text:c="10"/>runAtFrame <text:s text:c="2"/>, syncid_06E <text:s text:c="15"/>;Explorer entry</text:p>
          </table:table-cell>
          <table:table-cell table:number-columns-repeated="8"/>
          <table:table-cell table:style-name="ce2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connecting to pyramid – fade-in</text:p>
          </table:table-cell>
          <table:table-cell table:style-name="ce13" table:formula="of:=&quot;syncid_&quot;&amp;(DEC2HEX([.A16];3))" office:value-type="string" office:string-value="syncid_118" calcext:value-type="string">
            <text:p>syncid_118</text:p>
          </table:table-cell>
          <table:table-cell table:formula="of:=[.E16]&amp;&quot;: = &quot;&amp;[.B16]&amp;REPT(&quot; &quot;;16-LEN([.B16]))&amp;&quot;;&quot;&amp;[.D16]" office:value-type="string" office:string-value="syncid_118: = 8942            ;connecting to pyramid – fade-in" calcext:value-type="string">
            <text:p>syncid_118: = 8942 <text:s text:c="11"/>;connecting to pyramid – fade-in</text:p>
          </table:table-cell>
          <table:table-cell table:formula="of:=REPT(&quot; &quot;;10)&amp;&quot;WaitF  &quot;&amp;[.E16]&amp;REPT(&quot; &quot;;16)&amp;&quot;;&quot;&amp;[.D16]" office:value-type="string" office:string-value="          WaitF  syncid_118                ;connecting to pyramid – fade-in" calcext:value-type="string">
            <text:p><text:s text:c="10"/>WaitF <text:s/>syncid_118 <text:s text:c="15"/>;connecting to pyramid – fade-in</text:p>
          </table:table-cell>
          <table:table-cell table:style-name="ce17" table:formula="of:=REPT(&quot; &quot;;10)&amp;&quot;runAtFrame   , &quot;&amp;[.E16]&amp;REPT(&quot; &quot;;16)&amp;&quot;;&quot;&amp;[.D16]" office:value-type="string" office:string-value="          runAtFrame   , syncid_118                ;connecting to pyramid – fade-in" calcext:value-type="string">
            <text:p><text:s text:c="10"/>runAtFrame <text:s text:c="2"/>, syncid_118 <text:s text:c="15"/>;connecting to pyramid – fade-in</text:p>
          </table:table-cell>
          <table:table-cell table:number-columns-repeated="8"/>
          <table:table-cell table:style-name="ce2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74" calcext:value-type="float">
            <text:p>8974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Explorer interfacing</text:p>
          </table:table-cell>
          <table:table-cell table:style-name="ce13" table:formula="of:=&quot;syncid_&quot;&amp;(DEC2HEX([.A17];3))" office:value-type="string" office:string-value="syncid_064" calcext:value-type="string">
            <text:p>syncid_064</text:p>
          </table:table-cell>
          <table:table-cell table:formula="of:=[.E17]&amp;&quot;: = &quot;&amp;[.B17]&amp;REPT(&quot; &quot;;16-LEN([.B17]))&amp;&quot;;&quot;&amp;[.D17]" office:value-type="string" office:string-value="syncid_064: = 8974            ;Explorer interfacing" calcext:value-type="string">
            <text:p>syncid_064: = 8974 <text:s text:c="11"/>;Explorer interfacing</text:p>
          </table:table-cell>
          <table:table-cell table:formula="of:=REPT(&quot; &quot;;10)&amp;&quot;WaitF  &quot;&amp;[.E17]&amp;REPT(&quot; &quot;;16)&amp;&quot;;&quot;&amp;[.D17]" office:value-type="string" office:string-value="          WaitF  syncid_064                ;Explorer interfacing" calcext:value-type="string">
            <text:p><text:s text:c="10"/>WaitF <text:s/>syncid_064 <text:s text:c="15"/>;Explorer interfacing</text:p>
          </table:table-cell>
          <table:table-cell table:style-name="ce17" table:formula="of:=REPT(&quot; &quot;;10)&amp;&quot;runAtFrame   , &quot;&amp;[.E17]&amp;REPT(&quot; &quot;;16)&amp;&quot;;&quot;&amp;[.D17]" office:value-type="string" office:string-value="          runAtFrame   , syncid_064                ;Explorer interfacing" calcext:value-type="string">
            <text:p><text:s text:c="10"/>runAtFrame <text:s text:c="2"/>, syncid_064 <text:s text:c="15"/>;Explorer interfacing</text:p>
          </table:table-cell>
          <table:table-cell table:number-columns-repeated="8"/>
          <table:table-cell table:style-name="ce2"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connection success</text:p>
          </table:table-cell>
          <table:table-cell table:style-name="ce13" table:formula="of:=&quot;syncid_&quot;&amp;(DEC2HEX([.A18];3))" office:value-type="string" office:string-value="syncid_122" calcext:value-type="string">
            <text:p>syncid_122</text:p>
          </table:table-cell>
          <table:table-cell table:formula="of:=[.E18]&amp;&quot;: = &quot;&amp;[.B18]&amp;REPT(&quot; &quot;;16-LEN([.B18]))&amp;&quot;;&quot;&amp;[.D18]" office:value-type="string" office:string-value="syncid_122: = 9010            ;connection success" calcext:value-type="string">
            <text:p>syncid_122: = 9010 <text:s text:c="11"/>;connection success</text:p>
          </table:table-cell>
          <table:table-cell table:formula="of:=REPT(&quot; &quot;;10)&amp;&quot;WaitF  &quot;&amp;[.E18]&amp;REPT(&quot; &quot;;16)&amp;&quot;;&quot;&amp;[.D18]" office:value-type="string" office:string-value="          WaitF  syncid_122                ;connection success" calcext:value-type="string">
            <text:p><text:s text:c="10"/>WaitF <text:s/>syncid_122 <text:s text:c="15"/>;connection success</text:p>
          </table:table-cell>
          <table:table-cell table:style-name="ce17" table:formula="of:=REPT(&quot; &quot;;10)&amp;&quot;runAtFrame   , &quot;&amp;[.E18]&amp;REPT(&quot; &quot;;16)&amp;&quot;;&quot;&amp;[.D18]" office:value-type="string" office:string-value="          runAtFrame   , syncid_122                ;connection success" calcext:value-type="string">
            <text:p><text:s text:c="10"/>runAtFrame <text:s text:c="2"/>, syncid_122 <text:s text:c="15"/>;connection success</text:p>
          </table:table-cell>
          <table:table-cell table:number-columns-repeated="8"/>
          <table:table-cell table:style-name="ce2"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explore</text:p>
          </table:table-cell>
          <table:table-cell table:style-name="ce15" office:value-type="string" calcext:value-type="string">
            <text:p>hyperjump</text:p>
          </table:table-cell>
          <table:table-cell table:style-name="ce13" table:formula="of:=&quot;syncid_&quot;&amp;(DEC2HEX([.A19];3))" office:value-type="string" office:string-value="syncid_12C" calcext:value-type="string">
            <text:p>syncid_12C</text:p>
          </table:table-cell>
          <table:table-cell table:formula="of:=[.E19]&amp;&quot;: = &quot;&amp;[.B19]&amp;REPT(&quot; &quot;;16-LEN([.B19]))&amp;&quot;;&quot;&amp;[.D19]" office:value-type="string" office:string-value="syncid_12C: = 9110            ;hyperjump" calcext:value-type="string">
            <text:p>syncid_12C: = 9110 <text:s text:c="11"/>;hyperjump</text:p>
          </table:table-cell>
          <table:table-cell table:formula="of:=REPT(&quot; &quot;;10)&amp;&quot;WaitF  &quot;&amp;[.E19]&amp;REPT(&quot; &quot;;16)&amp;&quot;;&quot;&amp;[.D19]" office:value-type="string" office:string-value="          WaitF  syncid_12C                ;hyperjump" calcext:value-type="string">
            <text:p><text:s text:c="10"/>WaitF <text:s/>syncid_12C <text:s text:c="15"/>;hyperjump</text:p>
          </table:table-cell>
          <table:table-cell table:style-name="ce17" table:formula="of:=REPT(&quot; &quot;;10)&amp;&quot;runAtFrame   , &quot;&amp;[.E19]&amp;REPT(&quot; &quot;;16)&amp;&quot;;&quot;&amp;[.D19]" office:value-type="string" office:string-value="          runAtFrame   , syncid_12C                ;hyperjump" calcext:value-type="string">
            <text:p><text:s text:c="10"/>runAtFrame <text:s text:c="2"/>, syncid_12C <text:s text:c="15"/>;hyperjump</text:p>
          </table:table-cell>
          <table:table-cell table:number-columns-repeated="8"/>
          <table:table-cell table:style-name="ce2"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70" calcext:value-type="float">
            <text:p>9270</text:p>
          </table:table-cell>
          <table:table-cell table:style-name="ce11" office:value-type="string" calcext:value-type="string">
            <text:p>telept</text:p>
          </table:table-cell>
          <table:table-cell office:value-type="string" calcext:value-type="string">
            <text:p>Teleport</text:p>
          </table:table-cell>
          <table:table-cell table:style-name="ce13" table:formula="of:=&quot;syncid_&quot;&amp;(DEC2HEX([.A20];3))" office:value-type="string" office:string-value="syncid_05A" calcext:value-type="string">
            <text:p>syncid_05A</text:p>
          </table:table-cell>
          <table:table-cell table:formula="of:=[.E20]&amp;&quot;: = &quot;&amp;[.B20]&amp;REPT(&quot; &quot;;16-LEN([.B20]))&amp;&quot;;&quot;&amp;[.D20]" office:value-type="string" office:string-value="syncid_05A: = 9270            ;Teleport" calcext:value-type="string">
            <text:p>syncid_05A: = 9270 <text:s text:c="11"/>;Teleport</text:p>
          </table:table-cell>
          <table:table-cell table:formula="of:=REPT(&quot; &quot;;10)&amp;&quot;WaitF  &quot;&amp;[.E20]&amp;REPT(&quot; &quot;;16)&amp;&quot;;&quot;&amp;[.D20]" office:value-type="string" office:string-value="          WaitF  syncid_05A                ;Teleport" calcext:value-type="string">
            <text:p><text:s text:c="10"/>WaitF <text:s/>syncid_05A <text:s text:c="15"/>;Teleport</text:p>
          </table:table-cell>
          <table:table-cell table:style-name="ce17" table:formula="of:=REPT(&quot; &quot;;10)&amp;&quot;runAtFrame   , &quot;&amp;[.E20]&amp;REPT(&quot; &quot;;16)&amp;&quot;;&quot;&amp;[.D20]" office:value-type="string" office:string-value="          runAtFrame   , syncid_05A                ;Teleport" calcext:value-type="string">
            <text:p><text:s text:c="10"/>runAtFrame <text:s text:c="2"/>, syncid_05A <text:s text:c="15"/>;Teleport</text:p>
          </table:table-cell>
          <table:table-cell table:number-columns-repeated="8"/>
          <table:table-cell table:style-name="ce2"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614" calcext:value-type="float">
            <text:p>9614</text:p>
          </table:table-cell>
          <table:table-cell office:value-type="string" calcext:value-type="string">
            <text:p>telept</text:p>
          </table:table-cell>
          <table:table-cell office:value-type="string" calcext:value-type="string">
            <text:p>Telepor backwards</text:p>
          </table:table-cell>
          <table:table-cell table:style-name="ce13" table:formula="of:=&quot;syncid_&quot;&amp;(DEC2HEX([.A21];3))" office:value-type="string" office:string-value="syncid_14A" calcext:value-type="string">
            <text:p>syncid_14A</text:p>
          </table:table-cell>
          <table:table-cell table:formula="of:=[.E21]&amp;&quot;: = &quot;&amp;[.B21]*1&amp;REPT(&quot; &quot;;16-LEN([.B21]))&amp;&quot;;&quot;&amp;[.D21]" office:value-type="string" office:string-value="syncid_14A: = 9614            ;Telepor backwards" calcext:value-type="string">
            <text:p>syncid_14A: = 9614 <text:s text:c="11"/>;Telepor backwards</text:p>
          </table:table-cell>
          <table:table-cell table:formula="of:=REPT(&quot; &quot;;10)&amp;&quot;WaitF  &quot;&amp;[.E21]&amp;REPT(&quot; &quot;;16)&amp;&quot;;&quot;&amp;[.D21]" office:value-type="string" office:string-value="          WaitF  syncid_14A                ;Telepor backwards" calcext:value-type="string">
            <text:p><text:s text:c="10"/>WaitF <text:s/>syncid_14A <text:s text:c="15"/>;Telepor backwards</text:p>
          </table:table-cell>
          <table:table-cell table:style-name="ce17" table:formula="of:=REPT(&quot; &quot;;10)&amp;&quot;runAtFrame   , &quot;&amp;[.E21]&amp;REPT(&quot; &quot;;16)&amp;&quot;;&quot;&amp;[.D21]" office:value-type="string" office:string-value="          runAtFrame   , syncid_14A                ;Telepor backwards" calcext:value-type="string">
            <text:p><text:s text:c="10"/>runAtFrame <text:s text:c="2"/>, syncid_14A <text:s text:c="15"/>;Telepor backwards</text:p>
          </table:table-cell>
          <table:table-cell table:number-columns-repeated="8"/>
          <table:table-cell table:style-name="ce2"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telept</text:p>
          </table:table-cell>
          <table:table-cell office:value-type="string" calcext:value-type="string">
            <text:p>Teleport pyramid switch</text:p>
          </table:table-cell>
          <table:table-cell table:style-name="ce13" table:formula="of:=&quot;syncid_&quot;&amp;(DEC2HEX([.A22];3))" office:value-type="string" office:string-value="syncid_0D2" calcext:value-type="string">
            <text:p>syncid_0D2</text:p>
          </table:table-cell>
          <table:table-cell table:formula="of:=[.E22]&amp;&quot;: = &quot;&amp;[.B22]&amp;REPT(&quot; &quot;;16-LEN([.B22]))&amp;&quot;;&quot;&amp;[.D22]" office:value-type="string" office:string-value="syncid_0D2: = 9950            ;Teleport pyramid switch" calcext:value-type="string">
            <text:p>syncid_0D2: = 9950 <text:s text:c="11"/>;Teleport pyramid switch</text:p>
          </table:table-cell>
          <table:table-cell table:formula="of:=REPT(&quot; &quot;;10)&amp;&quot;WaitF  &quot;&amp;[.E22]&amp;REPT(&quot; &quot;;16)&amp;&quot;;&quot;&amp;[.D22]" office:value-type="string" office:string-value="          WaitF  syncid_0D2                ;Teleport pyramid switch" calcext:value-type="string">
            <text:p><text:s text:c="10"/>WaitF <text:s/>syncid_0D2 <text:s text:c="15"/>;Teleport pyramid switch</text:p>
          </table:table-cell>
          <table:table-cell table:style-name="ce17" table:formula="of:=REPT(&quot; &quot;;10)&amp;&quot;runAtFrame   , &quot;&amp;[.E22]&amp;REPT(&quot; &quot;;16)&amp;&quot;;&quot;&amp;[.D22]" office:value-type="string" office:string-value="          runAtFrame   , syncid_0D2                ;Teleport pyramid switch" calcext:value-type="string">
            <text:p><text:s text:c="10"/>runAtFrame <text:s text:c="2"/>, syncid_0D2 <text:s text:c="15"/>;Teleport pyramid switch</text:p>
          </table:table-cell>
          <table:table-cell table:number-columns-repeated="8"/>
          <table:table-cell table:style-name="ce2"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Alien part titles</text:p>
          </table:table-cell>
          <table:table-cell table:style-name="ce13" table:formula="of:=&quot;syncid_&quot;&amp;(DEC2HEX([.A23];3))" office:value-type="string" office:string-value="syncid_0BE" calcext:value-type="string">
            <text:p>syncid_0BE</text:p>
          </table:table-cell>
          <table:table-cell table:formula="of:=[.E23]&amp;&quot;: = &quot;&amp;[.B23]&amp;REPT(&quot; &quot;;16-LEN([.B23]))&amp;&quot;;&quot;&amp;[.D23]" office:value-type="string" office:string-value="syncid_0BE: = 10008           ;Alien part titles" calcext:value-type="string">
            <text:p>syncid_0BE: = 10008 <text:s text:c="10"/>;Alien part titles</text:p>
          </table:table-cell>
          <table:table-cell table:formula="of:=REPT(&quot; &quot;;10)&amp;&quot;WaitF  &quot;&amp;[.E23]&amp;REPT(&quot; &quot;;16)&amp;&quot;;&quot;&amp;[.D23]" office:value-type="string" office:string-value="          WaitF  syncid_0BE                ;Alien part titles" calcext:value-type="string">
            <text:p><text:s text:c="10"/>WaitF <text:s/>syncid_0BE <text:s text:c="15"/>;Alien part titles</text:p>
          </table:table-cell>
          <table:table-cell table:style-name="ce17" table:formula="of:=REPT(&quot; &quot;;10)&amp;&quot;runAtFrame   , &quot;&amp;[.E23]&amp;REPT(&quot; &quot;;16)&amp;&quot;;&quot;&amp;[.D23]" office:value-type="string" office:string-value="          runAtFrame   , syncid_0BE                ;Alien part titles" calcext:value-type="string">
            <text:p><text:s text:c="10"/>runAtFrame <text:s text:c="2"/>, syncid_0BE <text:s text:c="15"/>;Alien part titles</text:p>
          </table:table-cell>
          <table:table-cell table:number-columns-repeated="8"/>
          <table:table-cell table:style-name="ce2"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Alien part titles alt. Start</text:p>
          </table:table-cell>
          <table:table-cell table:style-name="ce13" table:formula="of:=&quot;syncid_&quot;&amp;(DEC2HEX([.A24];3))" office:value-type="string" office:string-value="syncid_0C8" calcext:value-type="string">
            <text:p>syncid_0C8</text:p>
          </table:table-cell>
          <table:table-cell table:formula="of:=[.E24]&amp;&quot;: = &quot;&amp;[.B24]&amp;REPT(&quot; &quot;;16-LEN([.B24]))&amp;&quot;;&quot;&amp;[.D24]" office:value-type="string" office:string-value="syncid_0C8: = 10114           ;Alien part titles alt. Start" calcext:value-type="string">
            <text:p>syncid_0C8: = 10114 <text:s text:c="10"/>;Alien part titles alt. Start</text:p>
          </table:table-cell>
          <table:table-cell table:formula="of:=REPT(&quot; &quot;;10)&amp;&quot;WaitF  &quot;&amp;[.E24]&amp;REPT(&quot; &quot;;16)&amp;&quot;;&quot;&amp;[.D24]" office:value-type="string" office:string-value="          WaitF  syncid_0C8                ;Alien part titles alt. Start" calcext:value-type="string">
            <text:p><text:s text:c="10"/>WaitF <text:s/>syncid_0C8 <text:s text:c="15"/>;Alien part titles alt. Start</text:p>
          </table:table-cell>
          <table:table-cell table:style-name="ce17" table:formula="of:=REPT(&quot; &quot;;10)&amp;&quot;runAtFrame   , &quot;&amp;[.E24]&amp;REPT(&quot; &quot;;16)&amp;&quot;;&quot;&amp;[.D24]" office:value-type="string" office:string-value="          runAtFrame   , syncid_0C8                ;Alien part titles alt. Start" calcext:value-type="string">
            <text:p><text:s text:c="10"/>runAtFrame <text:s text:c="2"/>, syncid_0C8 <text:s text:c="15"/>;Alien part titles alt. Start</text:p>
          </table:table-cell>
          <table:table-cell table:number-columns-repeated="8"/>
          <table:table-cell table:style-name="ce2"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94" calcext:value-type="float">
            <text:p>10494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Alien world city1</text:p>
          </table:table-cell>
          <table:table-cell table:style-name="ce13" table:formula="of:=&quot;syncid_&quot;&amp;(DEC2HEX([.A25];3))" office:value-type="string" office:string-value="syncid_078" calcext:value-type="string">
            <text:p>syncid_078</text:p>
          </table:table-cell>
          <table:table-cell table:formula="of:=[.E25]&amp;&quot;: = &quot;&amp;[.B25]&amp;REPT(&quot; &quot;;16-LEN([.B25]))&amp;&quot;;&quot;&amp;[.D25]" office:value-type="string" office:string-value="syncid_078: = 10494           ;Alien world city1" calcext:value-type="string">
            <text:p>syncid_078: = 10494 <text:s text:c="10"/>;Alien world city1</text:p>
          </table:table-cell>
          <table:table-cell table:formula="of:=REPT(&quot; &quot;;10)&amp;&quot;WaitF  &quot;&amp;[.E25]&amp;REPT(&quot; &quot;;16)&amp;&quot;;&quot;&amp;[.D25]" office:value-type="string" office:string-value="          WaitF  syncid_078                ;Alien world city1" calcext:value-type="string">
            <text:p><text:s text:c="10"/>WaitF <text:s/>syncid_078 <text:s text:c="15"/>;Alien world city1</text:p>
          </table:table-cell>
          <table:table-cell table:style-name="ce17" table:formula="of:=REPT(&quot; &quot;;10)&amp;&quot;runAtFrame   , &quot;&amp;[.E25]&amp;REPT(&quot; &quot;;16)&amp;&quot;;&quot;&amp;[.D25]" office:value-type="string" office:string-value="          runAtFrame   , syncid_078                ;Alien world city1" calcext:value-type="string">
            <text:p><text:s text:c="10"/>runAtFrame <text:s text:c="2"/>, syncid_078 <text:s text:c="15"/>;Alien world city1</text:p>
          </table:table-cell>
          <table:table-cell table:number-columns-repeated="8"/>
          <table:table-cell table:style-name="ce2"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526" calcext:value-type="float">
            <text:p>11526</text:p>
          </table:table-cell>
          <table:table-cell office:value-type="string" calcext:value-type="string">
            <text:p>city3</text:p>
          </table:table-cell>
          <table:table-cell office:value-type="string" calcext:value-type="string">
            <text:p>Alien world city2</text:p>
          </table:table-cell>
          <table:table-cell table:style-name="ce13" table:formula="of:=&quot;syncid_&quot;&amp;(DEC2HEX([.A26];3))" office:value-type="string" office:string-value="syncid_0AA" calcext:value-type="string">
            <text:p>syncid_0AA</text:p>
          </table:table-cell>
          <table:table-cell table:formula="of:=[.E26]&amp;&quot;: = &quot;&amp;[.B26]&amp;REPT(&quot; &quot;;16-LEN([.B26]))&amp;&quot;;&quot;&amp;[.D26]" office:value-type="string" office:string-value="syncid_0AA: = 11526           ;Alien world city2" calcext:value-type="string">
            <text:p>syncid_0AA: = 11526 <text:s text:c="10"/>;Alien world city2</text:p>
          </table:table-cell>
          <table:table-cell table:formula="of:=REPT(&quot; &quot;;10)&amp;&quot;WaitF  &quot;&amp;[.E26]&amp;REPT(&quot; &quot;;16)&amp;&quot;;&quot;&amp;[.D26]" office:value-type="string" office:string-value="          WaitF  syncid_0AA                ;Alien world city2" calcext:value-type="string">
            <text:p><text:s text:c="10"/>WaitF <text:s/>syncid_0AA <text:s text:c="15"/>;Alien world city2</text:p>
          </table:table-cell>
          <table:table-cell table:style-name="ce17" table:formula="of:=REPT(&quot; &quot;;10)&amp;&quot;runAtFrame   , &quot;&amp;[.E26]&amp;REPT(&quot; &quot;;16)&amp;&quot;;&quot;&amp;[.D26]" office:value-type="string" office:string-value="          runAtFrame   , syncid_0AA                ;Alien world city2" calcext:value-type="string">
            <text:p><text:s text:c="10"/>runAtFrame <text:s text:c="2"/>, syncid_0AA <text:s text:c="15"/>;Alien world city2</text:p>
          </table:table-cell>
          <table:table-cell table:number-columns-repeated="8"/>
          <table:table-cell table:style-name="ce2"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42" calcext:value-type="float">
            <text:p>12042</text:p>
          </table:table-cell>
          <table:table-cell office:value-type="string" calcext:value-type="string">
            <text:p>city3</text:p>
          </table:table-cell>
          <table:table-cell office:value-type="string" calcext:value-type="string">
            <text:p>Alien police</text:p>
          </table:table-cell>
          <table:table-cell table:style-name="ce13" table:formula="of:=&quot;syncid_&quot;&amp;(DEC2HEX([.A27];3))" office:value-type="string" office:string-value="syncid_0B4" calcext:value-type="string">
            <text:p>syncid_0B4</text:p>
          </table:table-cell>
          <table:table-cell table:formula="of:=[.E27]&amp;&quot;: = &quot;&amp;[.B27]&amp;REPT(&quot; &quot;;16-LEN([.B27]))&amp;&quot;;&quot;&amp;[.D27]" office:value-type="string" office:string-value="syncid_0B4: = 12042           ;Alien police" calcext:value-type="string">
            <text:p>syncid_0B4: = 12042 <text:s text:c="10"/>;Alien police</text:p>
          </table:table-cell>
          <table:table-cell table:formula="of:=REPT(&quot; &quot;;10)&amp;&quot;WaitF  &quot;&amp;[.E27]&amp;REPT(&quot; &quot;;16)&amp;&quot;;&quot;&amp;[.D27]" office:value-type="string" office:string-value="          WaitF  syncid_0B4                ;Alien police" calcext:value-type="string">
            <text:p><text:s text:c="10"/>WaitF <text:s/>syncid_0B4 <text:s text:c="15"/>;Alien police</text:p>
          </table:table-cell>
          <table:table-cell table:style-name="ce17" table:formula="of:=REPT(&quot; &quot;;10)&amp;&quot;runAtFrame   , &quot;&amp;[.E27]&amp;REPT(&quot; &quot;;16)&amp;&quot;;&quot;&amp;[.D27]" office:value-type="string" office:string-value="          runAtFrame   , syncid_0B4                ;Alien police" calcext:value-type="string">
            <text:p><text:s text:c="10"/>runAtFrame <text:s text:c="2"/>, syncid_0B4 <text:s text:c="15"/>;Alien police</text:p>
          </table:table-cell>
          <table:table-cell table:number-columns-repeated="8"/>
          <table:table-cell table:style-name="ce2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bakport</text:p>
          </table:table-cell>
          <table:table-cell office:value-type="string" calcext:value-type="string">
            <text:p>Flash before head appears</text:p>
          </table:table-cell>
          <table:table-cell table:style-name="ce13" table:formula="of:=&quot;syncid_&quot;&amp;(DEC2HEX([.A28];3))" office:value-type="string" office:string-value="syncid_140" calcext:value-type="string">
            <text:p>syncid_140</text:p>
          </table:table-cell>
          <table:table-cell table:formula="of:=[.E28]&amp;&quot;: = &quot;&amp;[.B28]*1&amp;REPT(&quot; &quot;;16-LEN([.B28]))&amp;&quot;;&quot;&amp;[.D28]" office:value-type="string" office:string-value="syncid_140: = 12510           ;Flash before head appears" calcext:value-type="string">
            <text:p>syncid_140: = 12510 <text:s text:c="10"/>;Flash before head appears</text:p>
          </table:table-cell>
          <table:table-cell table:formula="of:=REPT(&quot; &quot;;10)&amp;&quot;WaitF  &quot;&amp;[.E28]&amp;REPT(&quot; &quot;;16)&amp;&quot;;&quot;&amp;[.D28]" office:value-type="string" office:string-value="          WaitF  syncid_140                ;Flash before head appears" calcext:value-type="string">
            <text:p><text:s text:c="10"/>WaitF <text:s/>syncid_140 <text:s text:c="15"/>;Flash before head appears</text:p>
          </table:table-cell>
          <table:table-cell table:style-name="ce17" table:formula="of:=REPT(&quot; &quot;;10)&amp;&quot;runAtFrame   , &quot;&amp;[.E28]&amp;REPT(&quot; &quot;;16)&amp;&quot;;&quot;&amp;[.D28]" office:value-type="string" office:string-value="          runAtFrame   , syncid_140                ;Flash before head appears" calcext:value-type="string">
            <text:p><text:s text:c="10"/>runAtFrame <text:s text:c="2"/>, syncid_140 <text:s text:c="15"/>;Flash before head appears</text:p>
          </table:table-cell>
          <table:table-cell table:number-columns-repeated="8"/>
          <table:table-cell table:style-name="ce2"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558" calcext:value-type="float">
            <text:p>12558</text:p>
          </table:table-cell>
          <table:table-cell table:style-name="ce11" office:value-type="string" calcext:value-type="string">
            <text:p>bakport</text:p>
          </table:table-cell>
          <table:table-cell table:style-name="ce20" office:value-type="string" calcext:value-type="string">
            <text:p>Alien head appears</text:p>
          </table:table-cell>
          <table:table-cell table:style-name="ce13" table:formula="of:=&quot;syncid_&quot;&amp;(DEC2HEX([.A29];3))" office:value-type="string" office:string-value="syncid_136" calcext:value-type="string">
            <text:p>syncid_136</text:p>
          </table:table-cell>
          <table:table-cell table:formula="of:=[.E29]&amp;&quot;: = &quot;&amp;[.B29]*1&amp;REPT(&quot; &quot;;16-LEN([.B29]))&amp;&quot;;&quot;&amp;[.D29]" office:value-type="string" office:string-value="syncid_136: = 12558           ;Alien head appears" calcext:value-type="string">
            <text:p>syncid_136: = 12558 <text:s text:c="10"/>;Alien head appears</text:p>
          </table:table-cell>
          <table:table-cell table:formula="of:=REPT(&quot; &quot;;10)&amp;&quot;WaitF  &quot;&amp;[.E29]&amp;REPT(&quot; &quot;;16)&amp;&quot;;&quot;&amp;[.D29]" office:value-type="string" office:string-value="          WaitF  syncid_136                ;Alien head appears" calcext:value-type="string">
            <text:p><text:s text:c="10"/>WaitF <text:s/>syncid_136 <text:s text:c="15"/>;Alien head appears</text:p>
          </table:table-cell>
          <table:table-cell table:style-name="ce17" table:formula="of:=REPT(&quot; &quot;;10)&amp;&quot;runAtFrame   , &quot;&amp;[.E29]&amp;REPT(&quot; &quot;;16)&amp;&quot;;&quot;&amp;[.D29]" office:value-type="string" office:string-value="          runAtFrame   , syncid_136                ;Alien head appears" calcext:value-type="string">
            <text:p><text:s text:c="10"/>runAtFrame <text:s text:c="2"/>, syncid_136 <text:s text:c="15"/>;Alien head appears</text:p>
          </table:table-cell>
          <table:table-cell table:number-columns-repeated="8"/>
          <table:table-cell table:style-name="ce2" office:value-type="float" office:value="7298" calcext:value-type="float">
            <text:p>72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50" calcext:value-type="float">
            <text:p>1285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isplay of Alien HUD</text:p>
          </table:table-cell>
          <table:table-cell table:style-name="ce13" table:formula="of:=&quot;syncid_&quot;&amp;(DEC2HEX([.A30];3))" office:value-type="string" office:string-value="syncid_0E6" calcext:value-type="string">
            <text:p>syncid_0E6</text:p>
          </table:table-cell>
          <table:table-cell table:formula="of:=[.E30]&amp;&quot;: = &quot;&amp;[.B30]&amp;REPT(&quot; &quot;;16-LEN([.B30]))&amp;&quot;;&quot;&amp;[.D30]" office:value-type="string" office:string-value="syncid_0E6: = 12850           ;display of Alien HUD" calcext:value-type="string">
            <text:p>syncid_0E6: = 12850 <text:s text:c="10"/>;display of Alien HUD</text:p>
          </table:table-cell>
          <table:table-cell table:formula="of:=REPT(&quot; &quot;;10)&amp;&quot;WaitF  &quot;&amp;[.E30]&amp;REPT(&quot; &quot;;16)&amp;&quot;;&quot;&amp;[.D30]" office:value-type="string" office:string-value="          WaitF  syncid_0E6                ;display of Alien HUD" calcext:value-type="string">
            <text:p><text:s text:c="10"/>WaitF <text:s/>syncid_0E6 <text:s text:c="15"/>;display of Alien HUD</text:p>
          </table:table-cell>
          <table:table-cell table:style-name="ce17" table:formula="of:=REPT(&quot; &quot;;10)&amp;&quot;runAtFrame   , &quot;&amp;[.E30]&amp;REPT(&quot; &quot;;16)&amp;&quot;;&quot;&amp;[.D30]" office:value-type="string" office:string-value="          runAtFrame   , syncid_0E6                ;display of Alien HUD" calcext:value-type="string">
            <text:p><text:s text:c="10"/>runAtFrame <text:s text:c="2"/>, syncid_0E6 <text:s text:c="15"/>;display of Alien HUD</text:p>
          </table:table-cell>
          <table:table-cell table:number-columns-repeated="8"/>
          <table:table-cell table:style-name="ce2"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D full flash</text:p>
          </table:table-cell>
          <table:table-cell table:style-name="ce13" table:formula="of:=&quot;syncid_&quot;&amp;(DEC2HEX([.A31];3))" office:value-type="string" office:string-value="syncid_0F0" calcext:value-type="string">
            <text:p>syncid_0F0</text:p>
          </table:table-cell>
          <table:table-cell table:formula="of:=[.E31]&amp;&quot;: = &quot;&amp;[.B31]&amp;REPT(&quot; &quot;;16-LEN([.B31]))&amp;&quot;;&quot;&amp;[.D31]" office:value-type="string" office:string-value="syncid_0F0: = 13122           ;HUD full flash" calcext:value-type="string">
            <text:p>syncid_0F0: = 13122 <text:s text:c="10"/>;HUD full flash</text:p>
          </table:table-cell>
          <table:table-cell table:formula="of:=REPT(&quot; &quot;;10)&amp;&quot;WaitF  &quot;&amp;[.E31]&amp;REPT(&quot; &quot;;16)&amp;&quot;;&quot;&amp;[.D31]" office:value-type="string" office:string-value="          WaitF  syncid_0F0                ;HUD full flash" calcext:value-type="string">
            <text:p><text:s text:c="10"/>WaitF <text:s/>syncid_0F0 <text:s text:c="15"/>;HUD full flash</text:p>
          </table:table-cell>
          <table:table-cell table:style-name="ce17" table:formula="of:=REPT(&quot; &quot;;10)&amp;&quot;runAtFrame   , &quot;&amp;[.E31]&amp;REPT(&quot; &quot;;16)&amp;&quot;;&quot;&amp;[.D31]" office:value-type="string" office:string-value="          runAtFrame   , syncid_0F0                ;HUD full flash" calcext:value-type="string">
            <text:p><text:s text:c="10"/>runAtFrame <text:s text:c="2"/>, syncid_0F0 <text:s text:c="15"/>;HUD full flash</text:p>
          </table:table-cell>
          <table:table-cell table:number-columns-repeated="8"/>
          <table:table-cell table:style-name="ce2" office:value-type="float" office:value="8272" calcext:value-type="float">
            <text:p>82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582" calcext:value-type="float">
            <text:p>13582</text:p>
          </table:table-cell>
          <table:table-cell office:value-type="string" calcext:value-type="string">
            <text:p>abomb</text:p>
          </table:table-cell>
          <table:table-cell office:value-type="string" calcext:value-type="string">
            <text:p>Atomic bomb falling</text:p>
          </table:table-cell>
          <table:table-cell table:style-name="ce13" table:formula="of:=&quot;syncid_&quot;&amp;(DEC2HEX([.A32];3))" office:value-type="string" office:string-value="syncid_08C" calcext:value-type="string">
            <text:p>syncid_08C</text:p>
          </table:table-cell>
          <table:table-cell table:formula="of:=[.E32]&amp;&quot;: = &quot;&amp;[.B32]&amp;REPT(&quot; &quot;;16-LEN([.B32]))&amp;&quot;;&quot;&amp;[.D32]" office:value-type="string" office:string-value="syncid_08C: = 13582           ;Atomic bomb falling" calcext:value-type="string">
            <text:p>syncid_08C: = 13582 <text:s text:c="10"/>;Atomic bomb falling</text:p>
          </table:table-cell>
          <table:table-cell table:formula="of:=REPT(&quot; &quot;;10)&amp;&quot;WaitF  &quot;&amp;[.E32]&amp;REPT(&quot; &quot;;16)&amp;&quot;;&quot;&amp;[.D32]" office:value-type="string" office:string-value="          WaitF  syncid_08C                ;Atomic bomb falling" calcext:value-type="string">
            <text:p><text:s text:c="10"/>WaitF <text:s/>syncid_08C <text:s text:c="15"/>;Atomic bomb falling</text:p>
          </table:table-cell>
          <table:table-cell table:style-name="ce17" table:formula="of:=REPT(&quot; &quot;;10)&amp;&quot;runAtFrame   , &quot;&amp;[.E32]&amp;REPT(&quot; &quot;;16)&amp;&quot;;&quot;&amp;[.D32]" office:value-type="string" office:string-value="          runAtFrame   , syncid_08C                ;Atomic bomb falling" calcext:value-type="string">
            <text:p><text:s text:c="10"/>runAtFrame <text:s text:c="2"/>, syncid_08C <text:s text:c="15"/>;Atomic bomb falling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300" calcext:value-type="float">
            <text:p>14300</text:p>
          </table:table-cell>
          <table:table-cell office:value-type="string" calcext:value-type="string">
            <text:p>calpend</text:p>
          </table:table-cell>
          <table:table-cell office:value-type="string" calcext:value-type="string">
            <text:p>bomb appears</text:p>
          </table:table-cell>
          <table:table-cell table:style-name="ce13" table:formula="of:=&quot;syncid_&quot;&amp;(DEC2HEX([.A33];3))" office:value-type="string" office:string-value="syncid_1E0" calcext:value-type="string">
            <text:p>syncid_1E0</text:p>
          </table:table-cell>
          <table:table-cell table:formula="of:=[.E33]&amp;&quot;: = &quot;&amp;[.B33]*1&amp;REPT(&quot; &quot;;16-LEN([.B33]))&amp;&quot;;&quot;&amp;[.D33]" office:value-type="string" office:string-value="syncid_1E0: = 14300           ;bomb appears" calcext:value-type="string">
            <text:p>syncid_1E0: = 14300 <text:s text:c="10"/>;bomb appears</text:p>
          </table:table-cell>
          <table:table-cell table:formula="of:=REPT(&quot; &quot;;10)&amp;&quot;WaitF  &quot;&amp;[.E33]&amp;REPT(&quot; &quot;;16)&amp;&quot;;&quot;&amp;[.D33]" office:value-type="string" office:string-value="          WaitF  syncid_1E0                ;bomb appears" calcext:value-type="string">
            <text:p><text:s text:c="10"/>WaitF <text:s/>syncid_1E0 <text:s text:c="15"/>;bomb appears</text:p>
          </table:table-cell>
          <table:table-cell table:style-name="ce17" table:formula="of:=REPT(&quot; &quot;;10)&amp;&quot;runAtFrame   , &quot;&amp;[.E33]&amp;REPT(&quot; &quot;;16)&amp;&quot;;&quot;&amp;[.D33]" office:value-type="string" office:string-value="          runAtFrame   , syncid_1E0                ;bomb appears" calcext:value-type="string">
            <text:p><text:s text:c="10"/>runAtFrame <text:s text:c="2"/>, syncid_1E0 <text:s text:c="15"/>;bomb appears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606" calcext:value-type="float">
            <text:p>14606</text:p>
          </table:table-cell>
          <table:table-cell table:style-name="ce11" office:value-type="string" calcext:value-type="string">
            <text:p>calpend</text:p>
          </table:table-cell>
          <table:table-cell office:value-type="string" calcext:value-type="string">
            <text:p>Bomb explosion</text:p>
          </table:table-cell>
          <table:table-cell table:style-name="ce13" table:formula="of:=&quot;syncid_&quot;&amp;(DEC2HEX([.A34];3))" office:value-type="string" office:string-value="syncid_0DC" calcext:value-type="string">
            <text:p>syncid_0DC</text:p>
          </table:table-cell>
          <table:table-cell table:formula="of:=[.E34]&amp;&quot;: = &quot;&amp;[.B34]&amp;REPT(&quot; &quot;;16-LEN([.B34]))&amp;&quot;;&quot;&amp;[.D34]" office:value-type="string" office:string-value="syncid_0DC: = 14606           ;Bomb explosion" calcext:value-type="string">
            <text:p>syncid_0DC: = 14606 <text:s text:c="10"/>;Bomb explosion</text:p>
          </table:table-cell>
          <table:table-cell table:formula="of:=REPT(&quot; &quot;;10)&amp;&quot;WaitF  &quot;&amp;[.E34]&amp;REPT(&quot; &quot;;16)&amp;&quot;;&quot;&amp;[.D34]" office:value-type="string" office:string-value="          WaitF  syncid_0DC                ;Bomb explosion" calcext:value-type="string">
            <text:p><text:s text:c="10"/>WaitF <text:s/>syncid_0DC <text:s text:c="15"/>;Bomb explosion</text:p>
          </table:table-cell>
          <table:table-cell table:style-name="ce17" table:formula="of:=REPT(&quot; &quot;;10)&amp;&quot;runAtFrame   , &quot;&amp;[.E34]&amp;REPT(&quot; &quot;;16)&amp;&quot;;&quot;&amp;[.D34]" office:value-type="string" office:string-value="          runAtFrame   , syncid_0DC                ;Bomb explosion" calcext:value-type="string">
            <text:p><text:s text:c="10"/>runAtFrame <text:s text:c="2"/>, syncid_0DC <text:s text:c="15"/>;Bomb explosion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18" calcext:value-type="float">
            <text:p>1511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scene</text:p>
          </table:table-cell>
          <table:table-cell table:style-name="ce13" table:formula="of:=&quot;syncid_&quot;&amp;(DEC2HEX([.A35];3))" office:value-type="string" office:string-value="syncid_15E" calcext:value-type="string">
            <text:p>syncid_15E</text:p>
          </table:table-cell>
          <table:table-cell table:formula="of:=[.E35]&amp;&quot;: = &quot;&amp;[.B35]*1&amp;REPT(&quot; &quot;;16-LEN([.B35]))&amp;&quot;;&quot;&amp;[.D35]" office:value-type="string" office:string-value="syncid_15E: = 15118           ;train scene" calcext:value-type="string">
            <text:p>syncid_15E: = 15118 <text:s text:c="10"/>;train scene</text:p>
          </table:table-cell>
          <table:table-cell table:formula="of:=REPT(&quot; &quot;;10)&amp;&quot;WaitF  &quot;&amp;[.E35]&amp;REPT(&quot; &quot;;16)&amp;&quot;;&quot;&amp;[.D35]" office:value-type="string" office:string-value="          WaitF  syncid_15E                ;train scene" calcext:value-type="string">
            <text:p><text:s text:c="10"/>WaitF <text:s/>syncid_15E <text:s text:c="15"/>;train scene</text:p>
          </table:table-cell>
          <table:table-cell table:style-name="ce17" table:formula="of:=REPT(&quot; &quot;;10)&amp;&quot;runAtFrame   , &quot;&amp;[.E35]&amp;REPT(&quot; &quot;;16)&amp;&quot;;&quot;&amp;[.D35]" office:value-type="string" office:string-value="          runAtFrame   , syncid_15E                ;train scene" calcext:value-type="string">
            <text:p><text:s text:c="10"/>runAtFrame <text:s text:c="2"/>, syncid_15E <text:s text:c="15"/>;train scene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14" calcext:value-type="float">
            <text:p>16014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ppearing planets</text:p>
          </table:table-cell>
          <table:table-cell table:style-name="ce13" table:formula="of:=&quot;syncid_&quot;&amp;(DEC2HEX([.A36];3))" office:value-type="string" office:string-value="syncid_104" calcext:value-type="string">
            <text:p>syncid_104</text:p>
          </table:table-cell>
          <table:table-cell table:formula="of:=[.E36]&amp;&quot;: = &quot;&amp;[.B36]&amp;REPT(&quot; &quot;;16-LEN([.B36]))&amp;&quot;;&quot;&amp;[.D36]" office:value-type="string" office:string-value="syncid_104: = 16014           ;Appearing planets" calcext:value-type="string">
            <text:p>syncid_104: = 16014 <text:s text:c="10"/>;Appearing planets</text:p>
          </table:table-cell>
          <table:table-cell table:formula="of:=REPT(&quot; &quot;;10)&amp;&quot;WaitF  &quot;&amp;[.E36]&amp;REPT(&quot; &quot;;16)&amp;&quot;;&quot;&amp;[.D36]" office:value-type="string" office:string-value="          WaitF  syncid_104                ;Appearing planets" calcext:value-type="string">
            <text:p><text:s text:c="10"/>WaitF <text:s/>syncid_104 <text:s text:c="15"/>;Appearing planets</text:p>
          </table:table-cell>
          <table:table-cell table:style-name="ce17" table:formula="of:=REPT(&quot; &quot;;10)&amp;&quot;runAtFrame   , &quot;&amp;[.E36]&amp;REPT(&quot; &quot;;16)&amp;&quot;;&quot;&amp;[.D36]" office:value-type="string" office:string-value="          runAtFrame   , syncid_104                ;Appearing planets" calcext:value-type="string">
            <text:p><text:s text:c="10"/>runAtFrame <text:s text:c="2"/>, syncid_104 <text:s text:c="15"/>;Appearing planets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142" calcext:value-type="float">
            <text:p>16142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lien hud 2</text:p>
          </table:table-cell>
          <table:table-cell table:style-name="ce13" table:formula="of:=&quot;syncid_&quot;&amp;(DEC2HEX([.A37];3))" office:value-type="string" office:string-value="syncid_154" calcext:value-type="string">
            <text:p>syncid_154</text:p>
          </table:table-cell>
          <table:table-cell table:formula="of:=[.E37]&amp;&quot;: = &quot;&amp;[.B37]*1&amp;REPT(&quot; &quot;;16-LEN([.B37]))&amp;&quot;;&quot;&amp;[.D37]" office:value-type="string" office:string-value="syncid_154: = 16142           ;alien hud 2" calcext:value-type="string">
            <text:p>syncid_154: = 16142 <text:s text:c="10"/>;alien hud 2</text:p>
          </table:table-cell>
          <table:table-cell table:formula="of:=REPT(&quot; &quot;;10)&amp;&quot;WaitF  &quot;&amp;[.E37]&amp;REPT(&quot; &quot;;16)&amp;&quot;;&quot;&amp;[.D37]" office:value-type="string" office:string-value="          WaitF  syncid_154                ;alien hud 2" calcext:value-type="string">
            <text:p><text:s text:c="10"/>WaitF <text:s/>syncid_154 <text:s text:c="15"/>;alien hud 2</text:p>
          </table:table-cell>
          <table:table-cell table:style-name="ce17" table:formula="of:=REPT(&quot; &quot;;10)&amp;&quot;runAtFrame   , &quot;&amp;[.E37]&amp;REPT(&quot; &quot;;16)&amp;&quot;;&quot;&amp;[.D37]" office:value-type="string" office:string-value="          runAtFrame   , syncid_154                ;alien hud 2" calcext:value-type="string">
            <text:p><text:s text:c="10"/>runAtFrame <text:s text:c="2"/>, syncid_154 <text:s text:c="15"/>;alien hud 2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526" calcext:value-type="float">
            <text:p>16526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Planets fading</text:p>
          </table:table-cell>
          <table:table-cell table:style-name="ce13" table:formula="of:=&quot;syncid_&quot;&amp;(DEC2HEX([.A38];3))" office:value-type="string" office:string-value="syncid_172" calcext:value-type="string">
            <text:p>syncid_172</text:p>
          </table:table-cell>
          <table:table-cell table:formula="of:=[.E38]&amp;&quot;: = &quot;&amp;[.B38]*1&amp;REPT(&quot; &quot;;16-LEN([.B38]))&amp;&quot;;&quot;&amp;[.D38]" office:value-type="string" office:string-value="syncid_172: = 16526           ;Planets fading" calcext:value-type="string">
            <text:p>syncid_172: = 16526 <text:s text:c="10"/>;Planets fading</text:p>
          </table:table-cell>
          <table:table-cell table:formula="of:=REPT(&quot; &quot;;10)&amp;&quot;WaitF  &quot;&amp;[.E38]&amp;REPT(&quot; &quot;;16)&amp;&quot;;&quot;&amp;[.D38]" office:value-type="string" office:string-value="          WaitF  syncid_172                ;Planets fading" calcext:value-type="string">
            <text:p><text:s text:c="10"/>WaitF <text:s/>syncid_172 <text:s text:c="15"/>;Planets fading</text:p>
          </table:table-cell>
          <table:table-cell table:style-name="ce17" table:formula="of:=REPT(&quot; &quot;;10)&amp;&quot;runAtFrame   , &quot;&amp;[.E38]&amp;REPT(&quot; &quot;;16)&amp;&quot;;&quot;&amp;[.D38]" office:value-type="string" office:string-value="          runAtFrame   , syncid_172                ;Planets fading" calcext:value-type="string">
            <text:p><text:s text:c="10"/>runAtFrame <text:s text:c="2"/>, syncid_172 <text:s text:c="15"/>;Planets fading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654" calcext:value-type="float">
            <text:p>1665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starts</text:p>
          </table:table-cell>
          <table:table-cell table:style-name="ce13" table:formula="of:=&quot;syncid_&quot;&amp;(DEC2HEX([.A39];3))" office:value-type="string" office:string-value="syncid_0FA" calcext:value-type="string">
            <text:p>syncid_0FA</text:p>
          </table:table-cell>
          <table:table-cell table:formula="of:=[.E39]&amp;&quot;: = &quot;&amp;[.B39]&amp;REPT(&quot; &quot;;16-LEN([.B39]))&amp;&quot;;&quot;&amp;[.D39]" office:value-type="string" office:string-value="syncid_0FA: = 16654           ;earth starts" calcext:value-type="string">
            <text:p>syncid_0FA: = 16654 <text:s text:c="10"/>;earth starts</text:p>
          </table:table-cell>
          <table:table-cell table:formula="of:=REPT(&quot; &quot;;10)&amp;&quot;WaitF  &quot;&amp;[.E39]&amp;REPT(&quot; &quot;;16)&amp;&quot;;&quot;&amp;[.D39]" office:value-type="string" office:string-value="          WaitF  syncid_0FA                ;earth starts" calcext:value-type="string">
            <text:p><text:s text:c="10"/>WaitF <text:s/>syncid_0FA <text:s text:c="15"/>;earth starts</text:p>
          </table:table-cell>
          <table:table-cell table:style-name="ce17" table:formula="of:=REPT(&quot; &quot;;10)&amp;&quot;runAtFrame   , &quot;&amp;[.E39]&amp;REPT(&quot; &quot;;16)&amp;&quot;;&quot;&amp;[.D39]" office:value-type="string" office:string-value="          runAtFrame   , syncid_0FA                ;earth starts" calcext:value-type="string">
            <text:p><text:s text:c="10"/>runAtFrame <text:s text:c="2"/>, syncid_0FA <text:s text:c="15"/>;earth starts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910" calcext:value-type="float">
            <text:p>16910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usic part 3</text:p>
          </table:table-cell>
          <table:table-cell table:style-name="ce13" table:formula="of:=&quot;syncid_&quot;&amp;(DEC2HEX([.A40];3))" office:value-type="string" office:string-value="syncid_168" calcext:value-type="string">
            <text:p>syncid_168</text:p>
          </table:table-cell>
          <table:table-cell table:formula="of:=[.E40]&amp;&quot;: = &quot;&amp;[.B40]*1&amp;REPT(&quot; &quot;;16-LEN([.B40]))&amp;&quot;;&quot;&amp;[.D40]" office:value-type="string" office:string-value="syncid_168: = 16910           ;music part 3" calcext:value-type="string">
            <text:p>syncid_168: = 16910 <text:s text:c="10"/>;music part 3</text:p>
          </table:table-cell>
          <table:table-cell table:formula="of:=REPT(&quot; &quot;;10)&amp;&quot;WaitF  &quot;&amp;[.E40]&amp;REPT(&quot; &quot;;16)&amp;&quot;;&quot;&amp;[.D40]" office:value-type="string" office:string-value="          WaitF  syncid_168                ;music part 3" calcext:value-type="string">
            <text:p><text:s text:c="10"/>WaitF <text:s/>syncid_168 <text:s text:c="15"/>;music part 3</text:p>
          </table:table-cell>
          <table:table-cell table:style-name="ce17" table:formula="of:=REPT(&quot; &quot;;10)&amp;&quot;runAtFrame   , &quot;&amp;[.E40]&amp;REPT(&quot; &quot;;16)&amp;&quot;;&quot;&amp;[.D40]" office:value-type="string" office:string-value="          runAtFrame   , syncid_168                ;music part 3" calcext:value-type="string">
            <text:p><text:s text:c="10"/>runAtFrame <text:s text:c="2"/>, syncid_168 <text:s text:c="15"/>;music part 3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446" calcext:value-type="float">
            <text:p>18446</text:p>
          </table:table-cell>
          <table:table-cell office:value-type="string" calcext:value-type="string">
            <text:p>hollis2</text:p>
          </table:table-cell>
          <table:table-cell office:value-type="string" calcext:value-type="string">
            <text:p>Random bars</text:p>
          </table:table-cell>
          <table:table-cell table:style-name="ce13" table:formula="of:=&quot;syncid_&quot;&amp;(DEC2HEX([.A41];3))" office:value-type="string" office:string-value="syncid_186" calcext:value-type="string">
            <text:p>syncid_186</text:p>
          </table:table-cell>
          <table:table-cell table:formula="of:=[.E41]&amp;&quot;: = &quot;&amp;[.B41]*1&amp;REPT(&quot; &quot;;16-LEN([.B41]))&amp;&quot;;&quot;&amp;[.D41]" office:value-type="string" office:string-value="syncid_186: = 18446           ;Random bars" calcext:value-type="string">
            <text:p>syncid_186: = 18446 <text:s text:c="10"/>;Random bars</text:p>
          </table:table-cell>
          <table:table-cell table:formula="of:=REPT(&quot; &quot;;10)&amp;&quot;WaitF  &quot;&amp;[.E41]&amp;REPT(&quot; &quot;;16)&amp;&quot;;&quot;&amp;[.D41]" office:value-type="string" office:string-value="          WaitF  syncid_186                ;Random bars" calcext:value-type="string">
            <text:p><text:s text:c="10"/>WaitF <text:s/>syncid_186 <text:s text:c="15"/>;Random bars</text:p>
          </table:table-cell>
          <table:table-cell table:style-name="ce17" table:formula="of:=REPT(&quot; &quot;;10)&amp;&quot;runAtFrame   , &quot;&amp;[.E41]&amp;REPT(&quot; &quot;;16)&amp;&quot;;&quot;&amp;[.D41]" office:value-type="string" office:string-value="          runAtFrame   , syncid_186                ;Random bars" calcext:value-type="string">
            <text:p><text:s text:c="10"/>runAtFrame <text:s text:c="2"/>, syncid_186 <text:s text:c="15"/>;Random bars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574" calcext:value-type="float">
            <text:p>18574</text:p>
          </table:table-cell>
          <table:table-cell office:value-type="string" calcext:value-type="string">
            <text:p>hollis2</text:p>
          </table:table-cell>
          <table:table-cell office:value-type="string" calcext:value-type="string">
            <text:p>City blinks</text:p>
          </table:table-cell>
          <table:table-cell table:style-name="ce13" table:formula="of:=&quot;syncid_&quot;&amp;(DEC2HEX([.A42];3))" office:value-type="string" office:string-value="syncid_17C" calcext:value-type="string">
            <text:p>syncid_17C</text:p>
          </table:table-cell>
          <table:table-cell table:formula="of:=[.E42]&amp;&quot;: = &quot;&amp;[.B42]*1&amp;REPT(&quot; &quot;;16-LEN([.B42]))&amp;&quot;;&quot;&amp;[.D42]" office:value-type="string" office:string-value="syncid_17C: = 18574           ;City blinks" calcext:value-type="string">
            <text:p>syncid_17C: = 18574 <text:s text:c="10"/>;City blinks</text:p>
          </table:table-cell>
          <table:table-cell table:formula="of:=REPT(&quot; &quot;;10)&amp;&quot;WaitF  &quot;&amp;[.E42]&amp;REPT(&quot; &quot;;16)&amp;&quot;;&quot;&amp;[.D42]" office:value-type="string" office:string-value="          WaitF  syncid_17C                ;City blinks" calcext:value-type="string">
            <text:p><text:s text:c="10"/>WaitF <text:s/>syncid_17C <text:s text:c="15"/>;City blinks</text:p>
          </table:table-cell>
          <table:table-cell table:style-name="ce17" table:formula="of:=REPT(&quot; &quot;;10)&amp;&quot;runAtFrame   , &quot;&amp;[.E42]&amp;REPT(&quot; &quot;;16)&amp;&quot;;&quot;&amp;[.D42]" office:value-type="string" office:string-value="          runAtFrame   , syncid_17C                ;City blinks" calcext:value-type="string">
            <text:p><text:s text:c="10"/>runAtFrame <text:s text:c="2"/>, syncid_17C <text:s text:c="15"/>;City blinks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718" calcext:value-type="float">
            <text:p>18718</text:p>
          </table:table-cell>
          <table:table-cell office:value-type="string" calcext:value-type="string">
            <text:p>hollis2</text:p>
          </table:table-cell>
          <table:table-cell office:value-type="string" calcext:value-type="string">
            <text:p>white blinks</text:p>
          </table:table-cell>
          <table:table-cell table:style-name="ce13" table:formula="of:=&quot;syncid_&quot;&amp;(DEC2HEX([.A43];3))" office:value-type="string" office:string-value="syncid_190" calcext:value-type="string">
            <text:p>syncid_190</text:p>
          </table:table-cell>
          <table:table-cell table:formula="of:=[.E43]&amp;&quot;: = &quot;&amp;[.B43]*1&amp;REPT(&quot; &quot;;16-LEN([.B43]))&amp;&quot;;&quot;&amp;[.D43]" office:value-type="string" office:string-value="syncid_190: = 18718           ;white blinks" calcext:value-type="string">
            <text:p>syncid_190: = 18718 <text:s text:c="10"/>;white blinks</text:p>
          </table:table-cell>
          <table:table-cell table:formula="of:=REPT(&quot; &quot;;10)&amp;&quot;WaitF  &quot;&amp;[.E43]&amp;REPT(&quot; &quot;;16)&amp;&quot;;&quot;&amp;[.D43]" office:value-type="string" office:string-value="          WaitF  syncid_190                ;white blinks" calcext:value-type="string">
            <text:p><text:s text:c="10"/>WaitF <text:s/>syncid_190 <text:s text:c="15"/>;white blinks</text:p>
          </table:table-cell>
          <table:table-cell table:style-name="ce17" table:formula="of:=REPT(&quot; &quot;;10)&amp;&quot;runAtFrame   , &quot;&amp;[.E43]&amp;REPT(&quot; &quot;;16)&amp;&quot;;&quot;&amp;[.D43]" office:value-type="string" office:string-value="          runAtFrame   , syncid_190                ;white blinks" calcext:value-type="string">
            <text:p><text:s text:c="10"/>runAtFrame <text:s text:c="2"/>, syncid_190 <text:s text:c="15"/>;white blinks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512" calcext:value-type="float">
            <text:p>19512</text:p>
          </table:table-cell>
          <table:table-cell office:value-type="string" calcext:value-type="string">
            <text:p>narcis</text:p>
          </table:table-cell>
          <table:table-cell office:value-type="string" calcext:value-type="string">
            <text:p>fake end</text:p>
          </table:table-cell>
          <table:table-cell table:style-name="ce13" table:formula="of:=&quot;syncid_&quot;&amp;(DEC2HEX([.A44];3))" office:value-type="string" office:string-value="syncid_19A" calcext:value-type="string">
            <text:p>syncid_19A</text:p>
          </table:table-cell>
          <table:table-cell table:formula="of:=[.E44]&amp;&quot;: = &quot;&amp;[.B44]*1&amp;REPT(&quot; &quot;;16-LEN([.B44]))&amp;&quot;;&quot;&amp;[.D44]" office:value-type="string" office:string-value="syncid_19A: = 19512           ;fake end" calcext:value-type="string">
            <text:p>syncid_19A: = 19512 <text:s text:c="10"/>;fake end</text:p>
          </table:table-cell>
          <table:table-cell table:formula="of:=REPT(&quot; &quot;;10)&amp;&quot;WaitF  &quot;&amp;[.E44]&amp;REPT(&quot; &quot;;16)&amp;&quot;;&quot;&amp;[.D44]" office:value-type="string" office:string-value="          WaitF  syncid_19A                ;fake end" calcext:value-type="string">
            <text:p><text:s text:c="10"/>WaitF <text:s/>syncid_19A <text:s text:c="15"/>;fake end</text:p>
          </table:table-cell>
          <table:table-cell table:style-name="ce17" table:formula="of:=REPT(&quot; &quot;;10)&amp;&quot;runAtFrame   , &quot;&amp;[.E44]&amp;REPT(&quot; &quot;;16)&amp;&quot;;&quot;&amp;[.D44]" office:value-type="string" office:string-value="          runAtFrame   , syncid_19A                ;fake end" calcext:value-type="string">
            <text:p><text:s text:c="10"/>runAtFrame <text:s text:c="2"/>, syncid_19A <text:s text:c="15"/>;fake end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arcis</text:p>
          </table:table-cell>
          <table:table-cell office:value-type="string" calcext:value-type="string">
            <text:p>48 years later</text:p>
          </table:table-cell>
          <table:table-cell table:style-name="ce13" table:formula="of:=&quot;syncid_&quot;&amp;(DEC2HEX([.A45];3))" office:value-type="string" office:string-value="syncid_1A4" calcext:value-type="string">
            <text:p>syncid_1A4</text:p>
          </table:table-cell>
          <table:table-cell table:formula="of:=[.E45]&amp;&quot;: = &quot;&amp;[.B45]*1&amp;REPT(&quot; &quot;;16-LEN([.B45]))&amp;&quot;;&quot;&amp;[.D45]" office:value-type="string" office:string-value="syncid_1A4: = 20000           ;48 years later" calcext:value-type="string">
            <text:p>syncid_1A4: = 20000 <text:s text:c="10"/>;48 years later</text:p>
          </table:table-cell>
          <table:table-cell table:formula="of:=REPT(&quot; &quot;;10)&amp;&quot;WaitF  &quot;&amp;[.E45]&amp;REPT(&quot; &quot;;16)&amp;&quot;;&quot;&amp;[.D45]" office:value-type="string" office:string-value="          WaitF  syncid_1A4                ;48 years later" calcext:value-type="string">
            <text:p><text:s text:c="10"/>WaitF <text:s/>syncid_1A4 <text:s text:c="15"/>;48 years later</text:p>
          </table:table-cell>
          <table:table-cell table:style-name="ce17" table:formula="of:=REPT(&quot; &quot;;10)&amp;&quot;runAtFrame   , &quot;&amp;[.E45]&amp;REPT(&quot; &quot;;16)&amp;&quot;;&quot;&amp;[.D45]" office:value-type="string" office:string-value="          runAtFrame   , syncid_1A4                ;48 years later" calcext:value-type="string">
            <text:p><text:s text:c="10"/>runAtFrame <text:s text:c="2"/>, syncid_1A4 <text:s text:c="15"/>;48 years later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narcis</text:p>
          </table:table-cell>
          <table:table-cell office:value-type="string" calcext:value-type="string">
            <text:p>Narcis shows up</text:p>
          </table:table-cell>
          <table:table-cell table:style-name="ce13" table:formula="of:=&quot;syncid_&quot;&amp;(DEC2HEX([.A46];3))" office:value-type="string" office:string-value="syncid_1AE" calcext:value-type="string">
            <text:p>syncid_1AE</text:p>
          </table:table-cell>
          <table:table-cell table:formula="of:=[.E46]&amp;&quot;: = &quot;&amp;[.B46]*1&amp;REPT(&quot; &quot;;16-LEN([.B46]))&amp;&quot;;&quot;&amp;[.D46]" office:value-type="string" office:string-value="syncid_1AE: = 21048           ;Narcis shows up" calcext:value-type="string">
            <text:p>syncid_1AE: = 21048 <text:s text:c="10"/>;Narcis shows up</text:p>
          </table:table-cell>
          <table:table-cell table:formula="of:=REPT(&quot; &quot;;10)&amp;&quot;WaitF  &quot;&amp;[.E46]&amp;REPT(&quot; &quot;;16)&amp;&quot;;&quot;&amp;[.D46]" office:value-type="string" office:string-value="          WaitF  syncid_1AE                ;Narcis shows up" calcext:value-type="string">
            <text:p><text:s text:c="10"/>WaitF <text:s/>syncid_1AE <text:s text:c="15"/>;Narcis shows up</text:p>
          </table:table-cell>
          <table:table-cell table:style-name="ce17" table:formula="of:=REPT(&quot; &quot;;10)&amp;&quot;runAtFrame   , &quot;&amp;[.E46]&amp;REPT(&quot; &quot;;16)&amp;&quot;;&quot;&amp;[.D46]" office:value-type="string" office:string-value="          runAtFrame   , syncid_1AE                ;Narcis shows up" calcext:value-type="string">
            <text:p><text:s text:c="10"/>runAtFrame <text:s text:c="2"/>, syncid_1AE <text:s text:c="15"/>;Narcis shows up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720" calcext:value-type="float">
            <text:p>21720</text:p>
          </table:table-cell>
          <table:table-cell office:value-type="string" calcext:value-type="string">
            <text:p>narcis</text:p>
          </table:table-cell>
          <table:table-cell office:value-type="string" calcext:value-type="string">
            <text:p>ship brightness up</text:p>
          </table:table-cell>
          <table:table-cell table:style-name="ce13" table:formula="of:=&quot;syncid_&quot;&amp;(DEC2HEX([.A47];3))" office:value-type="string" office:string-value="syncid_1B8" calcext:value-type="string">
            <text:p>syncid_1B8</text:p>
          </table:table-cell>
          <table:table-cell table:formula="of:=[.E47]&amp;&quot;: = &quot;&amp;[.B47]*1&amp;REPT(&quot; &quot;;16-LEN([.B47]))&amp;&quot;;&quot;&amp;[.D47]" office:value-type="string" office:string-value="syncid_1B8: = 21720           ;ship brightness up" calcext:value-type="string">
            <text:p>syncid_1B8: = 21720 <text:s text:c="10"/>;ship brightness up</text:p>
          </table:table-cell>
          <table:table-cell table:formula="of:=REPT(&quot; &quot;;10)&amp;&quot;WaitF  &quot;&amp;[.E47]&amp;REPT(&quot; &quot;;16)&amp;&quot;;&quot;&amp;[.D47]" office:value-type="string" office:string-value="          WaitF  syncid_1B8                ;ship brightness up" calcext:value-type="string">
            <text:p><text:s text:c="10"/>WaitF <text:s/>syncid_1B8 <text:s text:c="15"/>;ship brightness up</text:p>
          </table:table-cell>
          <table:table-cell table:style-name="ce17" table:formula="of:=REPT(&quot; &quot;;10)&amp;&quot;runAtFrame   , &quot;&amp;[.E47]&amp;REPT(&quot; &quot;;16)&amp;&quot;;&quot;&amp;[.D47]" office:value-type="string" office:string-value="          runAtFrame   , syncid_1B8                ;ship brightness up" calcext:value-type="string">
            <text:p><text:s text:c="10"/>runAtFrame <text:s text:c="2"/>, syncid_1B8 <text:s text:c="15"/>;ship brightness up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850" calcext:value-type="float">
            <text:p>21850</text:p>
          </table:table-cell>
          <table:table-cell office:value-type="string" calcext:value-type="string">
            <text:p>narcis</text:p>
          </table:table-cell>
          <table:table-cell office:value-type="string" calcext:value-type="string">
            <text:p>ship brightness down</text:p>
          </table:table-cell>
          <table:table-cell table:style-name="ce13" table:formula="of:=&quot;syncid_&quot;&amp;(DEC2HEX([.A48];3))" office:value-type="string" office:string-value="syncid_03C" calcext:value-type="string">
            <text:p>syncid_03C</text:p>
          </table:table-cell>
          <table:table-cell table:formula="of:=[.E48]&amp;&quot;: = &quot;&amp;[.B48]*1&amp;REPT(&quot; &quot;;16-LEN([.B48]))&amp;&quot;;&quot;&amp;[.D48]" office:value-type="string" office:string-value="syncid_03C: = 21850           ;ship brightness down" calcext:value-type="string">
            <text:p>syncid_03C: = 21850 <text:s text:c="10"/>;ship brightness down</text:p>
          </table:table-cell>
          <table:table-cell table:formula="of:=REPT(&quot; &quot;;10)&amp;&quot;WaitF  &quot;&amp;[.E48]&amp;REPT(&quot; &quot;;16)&amp;&quot;;&quot;&amp;[.D48]" office:value-type="string" office:string-value="          WaitF  syncid_03C                ;ship brightness down" calcext:value-type="string">
            <text:p><text:s text:c="10"/>WaitF <text:s/>syncid_03C <text:s text:c="15"/>;ship brightness down</text:p>
          </table:table-cell>
          <table:table-cell table:style-name="ce17" table:formula="of:=REPT(&quot; &quot;;10)&amp;&quot;runAtFrame   , &quot;&amp;[.E48]&amp;REPT(&quot; &quot;;16)&amp;&quot;;&quot;&amp;[.D48]" office:value-type="string" office:string-value="          runAtFrame   , syncid_03C                ;ship brightness down" calcext:value-type="string">
            <text:p><text:s text:c="10"/>runAtFrame <text:s text:c="2"/>, syncid_03C <text:s text:c="15"/>;ship brightness down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029" calcext:value-type="float">
            <text:p>22029</text:p>
          </table:table-cell>
          <table:table-cell office:value-type="string" calcext:value-type="string">
            <text:p>contind</text:p>
          </table:table-cell>
          <table:table-cell office:value-type="string" calcext:value-type="string">
            <text:p>Song starts</text:p>
          </table:table-cell>
          <table:table-cell table:style-name="ce13" table:formula="of:=&quot;syncid_&quot;&amp;(DEC2HEX([.A49];3))" office:value-type="string" office:string-value="syncid_1D6" calcext:value-type="string">
            <text:p>syncid_1D6</text:p>
          </table:table-cell>
          <table:table-cell table:formula="of:=[.E49]&amp;&quot;: = &quot;&amp;[.B49]*1&amp;REPT(&quot; &quot;;16-LEN([.B49]))&amp;&quot;;&quot;&amp;[.D49]" office:value-type="string" office:string-value="syncid_1D6: = 22029           ;Song starts" calcext:value-type="string">
            <text:p>syncid_1D6: = 22029 <text:s text:c="10"/>;Song starts</text:p>
          </table:table-cell>
          <table:table-cell table:formula="of:=REPT(&quot; &quot;;10)&amp;&quot;WaitF  &quot;&amp;[.E49]&amp;REPT(&quot; &quot;;16)&amp;&quot;;&quot;&amp;[.D49]" office:value-type="string" office:string-value="          WaitF  syncid_1D6                ;Song starts" calcext:value-type="string">
            <text:p><text:s text:c="10"/>WaitF <text:s/>syncid_1D6 <text:s text:c="15"/>;Song starts</text:p>
          </table:table-cell>
          <table:table-cell table:style-name="ce17" table:formula="of:=REPT(&quot; &quot;;10)&amp;&quot;runAtFrame   , &quot;&amp;[.E49]&amp;REPT(&quot; &quot;;16)&amp;&quot;;&quot;&amp;[.D49]" office:value-type="string" office:string-value="          runAtFrame   , syncid_1D6                ;Song starts" calcext:value-type="string">
            <text:p><text:s text:c="10"/>runAtFrame <text:s text:c="2"/>, syncid_1D6 <text:s text:c="15"/>;Song starts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contind</text:p>
          </table:table-cell>
          <table:table-cell office:value-type="string" calcext:value-type="string">
            <text:p>End of titles</text:p>
          </table:table-cell>
          <table:table-cell table:style-name="ce13" table:formula="of:=&quot;syncid_&quot;&amp;(DEC2HEX([.A50];3))" office:value-type="string" office:string-value="syncid_1CC" calcext:value-type="string">
            <text:p>syncid_1CC</text:p>
          </table:table-cell>
          <table:table-cell table:formula="of:=[.E50]&amp;&quot;: = &quot;&amp;[.B50]*1&amp;REPT(&quot; &quot;;16-LEN([.B50]))&amp;&quot;;&quot;&amp;[.D50]" office:value-type="string" office:string-value="syncid_1CC: = 32800           ;End of titles" calcext:value-type="string">
            <text:p>syncid_1CC: = 32800 <text:s text:c="10"/>;End of titles</text:p>
          </table:table-cell>
          <table:table-cell table:formula="of:=REPT(&quot; &quot;;10)&amp;&quot;WaitF  &quot;&amp;[.E50]&amp;REPT(&quot; &quot;;16)&amp;&quot;;&quot;&amp;[.D50]" office:value-type="string" office:string-value="          WaitF  syncid_1CC                ;End of titles" calcext:value-type="string">
            <text:p><text:s text:c="10"/>WaitF <text:s/>syncid_1CC <text:s text:c="15"/>;End of titles</text:p>
          </table:table-cell>
          <table:table-cell table:style-name="ce17" table:formula="of:=REPT(&quot; &quot;;10)&amp;&quot;runAtFrame   , &quot;&amp;[.E50]&amp;REPT(&quot; &quot;;16)&amp;&quot;;&quot;&amp;[.D50]" office:value-type="string" office:string-value="          runAtFrame   , syncid_1CC                ;End of titles" calcext:value-type="string">
            <text:p><text:s text:c="10"/>runAtFrame <text:s text:c="2"/>, syncid_1CC <text:s text:c="15"/>;End of titles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bakport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station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abomb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train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ver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earth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hollis2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narcis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contind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6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6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6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6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6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6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6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6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6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6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6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6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6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6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6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6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6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6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6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6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6"/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H8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13T21:17:50.106000000</meta:creation-date>
    <dc:date>2020-12-23T23:44:28.522000000</dc:date>
    <meta:editing-duration>PT12H12M6S</meta:editing-duration>
    <meta:editing-cycles>31</meta:editing-cycles>
    <meta:generator>LibreOffice/7.4.3.2$Windows_X86_64 LibreOffice_project/1048a8393ae2eeec98dff31b5c133c5f1d08b890</meta:generator>
    <meta:document-statistic meta:table-count="1" meta:cell-count="475" meta:object-count="0"/>
  </office:meta>
</office:document-meta>
</file>